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8319in"/>
    </style:style>
    <style:style style:name="co3" style:family="table-column">
      <style:table-column-properties fo:break-before="auto" style:column-width="0.4134in"/>
    </style:style>
    <style:style style:name="co4" style:family="table-column">
      <style:table-column-properties fo:break-before="auto" style:column-width="11.4173in"/>
    </style:style>
    <style:style style:name="co5" style:family="table-column">
      <style:table-column-properties fo:break-before="auto" style:column-width="1.0909in"/>
    </style:style>
    <style:style style:name="co6" style:family="table-column">
      <style:table-column-properties fo:break-before="auto" style:column-width="1.4291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style:style style:name="ce1"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51"/>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ce2"/>
        <table:table-row table:style-name="ro1">
          <table:table-cell table:style-name="ce1" office:value-type="float" office:value="1">
            <text:p>1</text:p>
          </table:table-cell>
          <table:table-cell table:style-name="ce1" office:value-type="string">
            <text:p>Catalogue of Micro Data from National Sample Survey (NSS)</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e catalogue contains complete metadata of all NSS Surveys being disseminated by the Minstry of Statistics and Programme Implementation. The metadata is maintained as per DDI standard. The catalogue will be regularly updat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
            <text:p>2</text:p>
          </table:table-cell>
          <table:table-cell table:style-name="ce1" office:value-type="string">
            <text:p>India - Domestic Tourism, NSS 65th Round : July 2008 - June 2009</text:p>
          </table:table-cell>
          <table:table-cell table:style-name="ce1" office:value-type="string">
            <text:p>Ministry of Statistics and Programme Implementation</text:p>
          </table:table-cell>
          <table:table-cell table:style-name="ce1" office:value-type="string">
            <text:p>PlacesModes of TravelLodgingTravel &amp; Tourism</text:p>
          </table:table-cell>
          <table:table-cell table:style-name="ce1" office:value-type="string">
            <text:p>Domestic tourism in a country has both economic and social importance. In order to understand the various aspects of domestic tourism and its contribution to the economy, the NSSO conducted a survey during its 65th round (July 2008-June 2009).The survey was designed to collect detailed information on 'domestic tourism' in India through a household survey to provide a comprehensive assessment of household characteristics, visitor characteristics, trip characteristics and expenditure characteristic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
            <text:p>3</text:p>
          </table:table-cell>
          <table:table-cell table:style-name="ce1" office:value-type="string">
            <text:p>Economic Census 20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Economic Census is a complete count of all economic units in the country. The Fifth Economic Census was conducted in 2005 covering all enterprises other than crop production and certain other categories. Complete information on the economic census can be accesed from the link provid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
            <text:p>4</text:p>
          </table:table-cell>
          <table:table-cell table:style-name="ce1" office:value-type="string">
            <text:p>Employment and Unemployment : NSS 61st. round : July 2004 - June 2005</text:p>
          </table:table-cell>
          <table:table-cell table:style-name="ce1" office:value-type="string">
            <text:p>Ministry of Statistics and Programme Implementation</text:p>
          </table:table-cell>
          <table:table-cell table:style-name="ce1" office:value-type="string">
            <text:p>OthersEmploymentLabour &amp; Employment</text:p>
          </table:table-cell>
          <table:table-cell table:style-name="ce1" office:value-type="string">
            <text:p>The quinquennial surveys on employment-unemployment conducted by the National Sample Survey Organization is the primary source of data on employment and related characteristics of the population. The first such survey was done during September 1972 - October 1973 corresponding to the 27th round of NSSO. All details of the survey conducted during the 61st round * June 2004-July 2005) can be found under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
            <text:p>5</text:p>
          </table:table-cell>
          <table:table-cell table:style-name="ce1" office:value-type="string">
            <text:p>Employment and Unemployment : NSS 66th. Round</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quinquennial surveys on employment-unemployment conducted by the National Sample Survey Organization are the primary source of data on employment related characteristics of the population. The first such survey was done during September 1972 - October 1973 corresponding to the 27th round of NSSO. These surveys provide data on various indicators of labour force at National and State levels. The details of the last such all-India survey on the situation of employment and unemployment in India conducted during the period June 2009 July 2010 ( NSS 66th round) can be seen he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
            <text:p>6</text:p>
          </table:table-cell>
          <table:table-cell table:style-name="ce1" office:value-type="string">
            <text:p>Employment and Unemployment Survey: NSS 38th Round : 1983</text:p>
          </table:table-cell>
          <table:table-cell table:style-name="ce1" office:value-type="string">
            <text:p>Ministry of Statistics and Programme Implementation</text:p>
          </table:table-cell>
          <table:table-cell table:style-name="ce1" office:value-type="string">
            <text:p>OthersEmploymentLabour &amp; Employment</text:p>
          </table:table-cell>
          <table:table-cell table:style-name="ce1" office:value-type="string">
            <text:p>The National Sample Survey Organization (NSSO) carried out the first country wide quinquennial survey on Employment and Unemployment during its 27th round survey operation (September 1972-October 1975). The Employment and Unemployment surveys of National sample Survey (NSS) are primary sources of data on various indicators of labour force at National and State levels. The details of the third such all-India survey on the situation of employment and unemployment in India conducted during the period January 1983 - December 1983 can be seen he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
            <text:p>7</text:p>
          </table:table-cell>
          <table:table-cell table:style-name="ce1" office:value-type="string">
            <text:p>Employment and Unemployment Survey: NSS 43rd Round : July 1987 - June 1988</text:p>
          </table:table-cell>
          <table:table-cell table:style-name="ce1" office:value-type="string">
            <text:p>Ministry of Statistics and Programme Implementation</text:p>
          </table:table-cell>
          <table:table-cell table:style-name="ce1" office:value-type="string">
            <text:p>OthersEmploymentLabour &amp; Employment</text:p>
          </table:table-cell>
          <table:table-cell table:style-name="ce1" office:value-type="string">
            <text:p>The quinquennial Employment and Unemployment surveys of National sample Survey (NSS) are the primary sources of data on various indicators of labour force at National and State levels. These are used for planning, policy formulation, decision support and as input for further statistical exercises by various Government organizations, academicians, researchers and scholars. NSS surveys on employment and un-employment with large sample size of households have been conducted quinquennially from 27th. round(October'1972 - September'1973) of NSS onwards. Here one can obtain all details of the survey carried out during the period july 1987 - june 1988. The working Group set up for planning of the entire scheme of the survey, among other things, examined also in detail some of the key results generated from the 38th round data and recommended some stream-lining of the 38th round schedule for the use in the 43rd round. Further, it felt no need for changing the engaging the easting conceptual frame work. However, some additional items were recommended to be included in the schedule to obtain the necessary and relevant information for generating results to see the effects on participation rates in view of the ILO suggestions.5.0.1. The NSSO Governing Council approved the recommendations of the working Group and also the schedule of enquiry in its 44th meeting held on 16 January, 1987. In this survey, a nation-wide enquiry was conducted to provide estimates on various characteristics pertaining to employment and unemployment in India and some characteristics associated with them at the national and state levels. Information on various facets of employment and unemployment in India was collected through a schedule of enquiry (schedule 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
            <text:p>8</text:p>
          </table:table-cell>
          <table:table-cell table:style-name="ce1" office:value-type="string">
            <text:p>Employment and Unemployment Survey: NSS 50th Round : July 1993 - June 1994</text:p>
          </table:table-cell>
          <table:table-cell table:style-name="ce1" office:value-type="string">
            <text:p>Ministry of Statistics and Programme Implementation</text:p>
          </table:table-cell>
          <table:table-cell table:style-name="ce1" office:value-type="string">
            <text:p>OthersEmploymentLabour &amp; Employment</text:p>
          </table:table-cell>
          <table:table-cell table:style-name="ce1" office:value-type="string">
            <text:p>The quinquennial surveys on employment-unemployment conducted by the National Sample Survey Organization are the primary source of data on employment related characteristics of the population. The first such survey was done during September 1972 - October 1973 corresponding to the 27th round of NSSO. These surveys provide data on various indicators of labour force at National and State levels. The details of the all-India survey on the situation of employment and unemployment in India conducted during the period July 1993 - June 1994 ( NSS 50th round) can be seen he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
            <text:p>9</text:p>
          </table:table-cell>
          <table:table-cell table:style-name="ce1" office:value-type="string">
            <text:p>Employment and Unemployment Survey: NSS 55th Round : July 1999 -June 2000</text:p>
          </table:table-cell>
          <table:table-cell table:style-name="ce1" office:value-type="string">
            <text:p>Ministry of Statistics and Programme Implementation</text:p>
          </table:table-cell>
          <table:table-cell table:style-name="ce1" office:value-type="string">
            <text:p>OthersEmploymentLabour &amp; Employment</text:p>
          </table:table-cell>
          <table:table-cell table:style-name="ce1" office:value-type="string">
            <text:p>The quinquennial surveys on employment-unemployment conducted by the National Sample Survey Organization are the primary source of data on employment related characteristics of the population. The first such survey was done during September 1972 - October 1973 corresponding to the 27th round of NSSO. These surveys provide data on various indicators of labour force at National and State levels. The details of the all-India survey on the situation of employment and unemployment in India conducted during the period July 1999- June 2000 ( NSS 55th round) can be seen he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
            <text:p>10</text:p>
          </table:table-cell>
          <table:table-cell table:style-name="ce1" office:value-type="string">
            <text:p>Household Consumer Expenditure 64th Round</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The 64th round survey is the nineteenth in the annual series of surveys of household consumer expenditure conducted by the National Sample Survey Organization (NSSO). NSS conducts annual survey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
            <text:p>11</text:p>
          </table:table-cell>
          <table:table-cell table:style-name="ce1" office:value-type="string">
            <text:p>Household Consumer Expenditure, NSS 46th Round : July 1990 - Jun1991</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
            <text:p>12</text:p>
          </table:table-cell>
          <table:table-cell table:style-name="ce1" office:value-type="string">
            <text:p>Household Consumer Expenditure 66th Round</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e programme of quinquennial surveys on consumer expenditure and employment &amp; unemployment has been adopted by the National Sample Survey Office (NSSO) since 1972-73. This is a quinquennial survey and provides a host of information intended to provide a picture of the level of living of the popula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
            <text:p>13</text:p>
          </table:table-cell>
          <table:table-cell table:style-name="ce1" office:value-type="string">
            <text:p>Household Consumer Expenditure, NSS 38th Round : January-December, 1983</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e programme of quinquennial surveys on consumer expenditure and employment &amp; unemployment has been adopted by the National Sample Survey Office (NSSO) since 1972-73. This is a quinquennial survey and provides a host of information intended to provide a picture of the level of living of the popula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
            <text:p>14</text:p>
          </table:table-cell>
          <table:table-cell table:style-name="ce1" office:value-type="string">
            <text:p>Household Consumer Expenditure, NSS 43rd Round :July 1987 - June 1988</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e programme of quinquennial surveys on consumer expenditure and employment &amp; unemployment has been adopted by the National Sample Survey Office (NSSO) since 1972-73. This is a quinquennial survey and provides a host of information intended to provide a picture of the level of living of the popula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
            <text:p>15</text:p>
          </table:table-cell>
          <table:table-cell table:style-name="ce1" office:value-type="string">
            <text:p>Household Consumer Expenditure, NSS 47th Round : July - Dec 1991</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The National Sample Survey Organization (NSSO) conducts sample surveys to collect data on household consumer expenditure. In the absence of data on household income, the consumption expenditure data provide data on indicators of the level of living. Some of these surveys are based on a thin sample and the quinquennial surveys are based on a large sample. This survey is a six-month survey based on a thin sample. Household consumer expenditure is measured as the expenditure incurred by a household on domestic account during a specified period. It includes the imputed values of goods and services, which are not purchased but procured otherwise for consumption. In other words, it is the sum total of monetary values of all the items (i.e. goods and services) consumed by the household on domestic account during the reference period. Any expenditure incurred towards the productive enterprises of the households is also excluded from household consumer expenditure. To minimize recall errors, a very detailed item classification is adopted to collect information, including items of food, items of fuel, items of clothing, bedding and footwear, items of educational and medical expenses, items of durable goods and other items. The schedule has also collected some other household particulars including age, sex and educational level etc. of each household member. The schedule design for the survey is more or less similar to that adopted in the previous survey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
            <text:p>16</text:p>
          </table:table-cell>
          <table:table-cell table:style-name="ce1" office:value-type="string">
            <text:p>Household Consumer Expenditure, NSS 49th Round :Jan - June 1993</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
            <text:p>17</text:p>
          </table:table-cell>
          <table:table-cell table:style-name="ce1" office:value-type="string">
            <text:p>Household Consumer Expenditure, NSS 50th Round : July 1993 - June 1994</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e programme of quinquennial surveys on consumer expenditure and employment &amp; unemployment has been adopted by the National Sample Survey Office (NSSO) since 1972-73. This is a quinquennial survey and provides a host of information intended to provide a picture of the level of living of the popula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
            <text:p>18</text:p>
          </table:table-cell>
          <table:table-cell table:style-name="ce1" office:value-type="string">
            <text:p>Household Consumer Expenditure, NSS 51th Round : July 1994 - June 1995, NSS 51st Round</text:p>
          </table:table-cell>
          <table:table-cell table:style-name="ce1" office:value-type="string">
            <text:p>Ministry of Statistics and Programme Implementation</text:p>
          </table:table-cell>
          <table:table-cell table:style-name="ce1" office:value-type="string">
            <text:p>StatisticsOthers</text:p>
          </table:table-cell>
          <table:table-cell table:style-name="ce1" office:value-type="string">
            <text:p>The National Sample Survey Organization (NSSO) conducts sample surveys to collect data on household consumer expenditure. In the absence of data on household income, the consumption expenditure data provide data on indicators of the level of living. Some of these surveys are based on a thin sample and the quinquennial surveys are based on a large sample. This survey is an annual survey based on a thin sample. Household consumer expenditure is measured as the expenditure incurred by a household on domestic account during a specified period. It includes the imputed values of goods and services, which are not purchased but procured otherwise for consumption. In other words, it is the sum total of monetary values of all the items (i.e. goods and services) consumed by the household on domestic account during the reference period. Any expenditure incurred towards the productive enterprises of the households is also excluded from household consumer expenditure. To minimize recall errors, a very detailed item classification is adopted to collect information, including items of food, items of fuel, items of clothing, bedding and footwear, items of educational and medical expenses, items of durable goods and other items. The schedule has also collected some other household particulars including age, sex and educational level etc. of each household member. The schedule design for the survey is more or less similar to that adopted in the previous survey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
            <text:p>19</text:p>
          </table:table-cell>
          <table:table-cell table:style-name="ce1" office:value-type="string">
            <text:p>Household Consumer Expenditure, NSS 53th Round : Jan - Dec 1997</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The National Sample Survey Organisation (NSSO) has been carrying out All-India surveys on household consumer expenditure. Some of these surveys are based on a thin sample of households, while the quinquennial surveys cover a large sample of households. Household consumer expenditure is measured as the expenditure incurred by a household on domestic account during a specified period. It includes the imputed values of goods and services, which are not purchased but procured otherwise for consumption. In other words, it is the sum total of monetary values of all the items (i.e. goods and services) consumed by the household on domestic account during the reference period. To minimise recall errors, a very detailed item classification is adopted to collect information, including items of food, items of fuel, items of clothing, bedding and footwear, items of educational and medical expenses, items of durable goods and other items. The schedule has also collected some other household particulars including age, sex and educational level etc. of each household memb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
            <text:p>20</text:p>
          </table:table-cell>
          <table:table-cell table:style-name="ce1" office:value-type="string">
            <text:p>Household Consumer Expenditure, NSS 57th Round : July 2001 - June 2002</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
            <text:p>21</text:p>
          </table:table-cell>
          <table:table-cell table:style-name="ce1" office:value-type="string">
            <text:p>Household Consumer Expenditure NSS 59th Round : Jan 2003 - Dec 2003</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
            <text:p>22</text:p>
          </table:table-cell>
          <table:table-cell table:style-name="ce1" office:value-type="string">
            <text:p>Household Consumer Expenditure, NSS 62nd Round : July 2005 - June 2006</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
            <text:p>23</text:p>
          </table:table-cell>
          <table:table-cell table:style-name="ce1" office:value-type="string">
            <text:p>Household Consumer Expenditure, NSS 63rd Round : July 2006 - June 2007</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National Sample Survey Organization (NSSO) conducts surveys on household consumer expenditures on a thin sample of households and a quinquennial survey on a large sample of households. Household consumer expenditure is the sum total of monetary values of all the items (i.e. goods and services) consumed by the household on domestic account during the reference period. In this link one can get all the information relating to the survey. This survey is based on a thin sample of households. All information relating to the survey can be accessed from this lin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
            <text:p>24</text:p>
          </table:table-cell>
          <table:table-cell table:style-name="ce1" office:value-type="string">
            <text:p>Housing Condition Survey: NSS 58th Round : July - December 2002</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e National Sample Survey Organisation (NSSO) conducted an integrated survey covering various aspects of housing conditions during July to December 2002. The link provides all inforamtion relating to the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
            <text:p>25</text:p>
          </table:table-cell>
          <table:table-cell table:style-name="ce1" office:value-type="string">
            <text:p>Informal Non-Agricultural Enterprises Survey: NSS 55th Round : July 1999 - June 2000</text:p>
          </table:table-cell>
          <table:table-cell table:style-name="ce1" office:value-type="string">
            <text:p>Ministry of Statistics and Programme Implementation</text:p>
          </table:table-cell>
          <table:table-cell table:style-name="ce1" office:value-type="string">
            <text:p>Others</text:p>
          </table:table-cell>
          <table:table-cell table:style-name="ce1" office:value-type="string">
            <text:p>This is the fisrt survey exclusively covering enterrpsies in the informal sector conducted by the NSSO. It covers all informal enterprises in the non-agricultural sector of the economy, excluding those engaged in mining &amp; quarrying and electricity, gas &amp; water supply. NIC codes to identify the enterprises in this round will be as per NIC 1998. The enterprises in the informal sector have been divided into six broad industry groups, viz. (i) manufacturing, (ii) construction, (iii) trade and repair services, (iv) hotels and restaurants (v) transport, storage and communications and (vi) other service sector enterpris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
            <text:p>26</text:p>
          </table:table-cell>
          <table:table-cell table:style-name="ce1" office:value-type="string">
            <text:p>Survey on Unincorporated Non-agricultural Enterprises (Excluding Construction) : NSS 67th Round : July 2010 - June 2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survey of unincorporated non-agricultural enterprises was conducted by NSSO as part of the coverage of unorganised sector, during the 67th round (July 2010 to June 20ll). The survey covered economic and operational characteristics of unincorporated non-agricultural enterprises in manufacturing, trade and other service sector (excluding construc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
            <text:p>27</text:p>
          </table:table-cell>
          <table:table-cell table:style-name="ce1" office:value-type="string">
            <text:p>Unorganised Manufacturing Enterprises Survey [AREA Frame] : NSS 62nd Round : July 2005 - June 2006</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National Sample Survey Organisation (NSSO) carried out an all-India survey on unorganised manufacturing enterprise as a part of the 62nd round of during July 2005 – June 2006. It covered unorganised manufacturing enterprises under the two-digit codes 15 to 37 (Section 'D') of NIC-2004 and enterprises under cotton ginning, cleaning and baling (NIC-2004, code 01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
            <text:p>28</text:p>
          </table:table-cell>
          <table:table-cell table:style-name="ce1" office:value-type="string">
            <text:p>Unorganised Manufacturing Enterprises Survey [List Frame] : NSS 62nd Round : July 2005 - June 2006</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This survey on unorganised manufacturing enterprises was carried out by the National Sample Survey Organisation (NSSO) as a part of the 62nd round of National Sample Survey (NSS) during July 2005 – June 2006. The 62nd round was earmarked for survey on (i) unorganised manufacturing enterprises under the two-digit codes 15 to 37 (Section 'D') of NIC-2004 and enterprises under cotton ginning, cleaning and baling (NIC-2004, code 01405). The previous surveys on thsi subject was during the 56th round and 51st roun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
            <text:p>29</text:p>
          </table:table-cell>
          <table:table-cell table:style-name="ce1" office:value-type="string">
            <text:p>Unorganised Service Sector: NSS 57th Round : July 2001-June 2002</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is survey covering enterrpsies in the unorganzied sector was conduted during the 57th round ( July 2001- June 2002).The main aim of the survey was to estimate size in terms of the total number enterprises, employment, fixed assets, operating expenses, receipts, value added, etc. Information on other attributes like type of ownership, type of operation, number of months of operation, whether carrying out mixed/multiple activity, whether accounts maintained, etc. was also collect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
            <text:p>30</text:p>
          </table:table-cell>
          <table:table-cell table:style-name="ce1" office:value-type="string">
            <text:p>Time Series Data on Macro Economic Aggregates (at Current Prices) and Population Estimates</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ime Series data from 1950-51 on wards on all important macro economic variables such as Gross Domestic product, Capital Formation, Net income, Savings etc are presented in this table. The data are taken from the Central Statistical Offic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
            <text:p>31</text:p>
          </table:table-cell>
          <table:table-cell table:style-name="ce1" office:value-type="string">
            <text:p>Time Series Macro Economic Aggregates at Constant (2004-05) Prices and Population</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ime Series data from 1950-51 on wards on all important macro economic variables such as Gross Domestic Product by Industry, Capital Formation, Net income, Savings etc are presented in this table at constant prices (2004-05). The data are taken from the Central Statistical Office. To understand the concepts and definitions and the methodology for compiling theses indicators, users are advised to see the documents available in www.mospi.gov.i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
            <text:p>32</text:p>
          </table:table-cell>
          <table:table-cell table:style-name="ce1" office:value-type="string">
            <text:p>Annual Estimates of GDP at Constant (2004-05) Prices</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Macro economic data on key parameters from 2004-05 onwards using the new base year are provided in this. Besides data on Gross Domestic product, Capital Formation, Net income, Savings etc growth rates and sectoral breakups are also provided. For details regarding concepts, definitions, methodology for compilation etc users are requested to access the material provided in the website www.mospi.gov.i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
            <text:p>33</text:p>
          </table:table-cell>
          <table:table-cell table:style-name="ce1" office:value-type="string">
            <text:p>Quarterly Estimates of GDP at Constant (2004-05) Prices</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e Central Statistical Organisation (CSO) introduced the quarterly estimates of Gross Domestic Product (GDP), on 30.6.1999, with effect from, the estimates for the fourth quarter-Q4 (January-March) of 1999, both at constant (1993-94) and current prices. The Quarterly Gross Domestic Product (QGDP) estimates are released by the CSO on the last working day after two months, except the first quarter GDP estimates which are released on the last working day after three months. For compiling the QGDP Estimates at constant prices, the estimates at constant prices of the previous year are extrapolated with the growth rates observed in the physical/proxy key indicators. For compiling the estimates at current prices, firstly the implicit price deflators are estimated using the data on prices available from the wholesale and consumer price indexes of the respective industry groups. These industry-wise implicit price deflators are then superimposed on the QGDP Estimates compiled at constant prices, to obtain the industry-wise estimates at current pric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
            <text:p>34</text:p>
          </table:table-cell>
          <table:table-cell table:style-name="ce1" office:value-type="string">
            <text:p>State Level Consumer Price Index (Rural/Urban)</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
            <text:p>35</text:p>
          </table:table-cell>
          <table:table-cell table:style-name="ce1" office:value-type="string">
            <text:p>All India Consumer Price Index (Rural/Urban)</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 The data contains group wise all India Ind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
            <text:p>36</text:p>
          </table:table-cell>
          <table:table-cell table:style-name="ce1" office:value-type="string">
            <text:p>State Level Consumer Price Index (Rural/Urban) Upto January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
            <text:p>37</text:p>
          </table:table-cell>
          <table:table-cell table:style-name="ce1" office:value-type="string">
            <text:p>All India Consumer Price Index (Rural/Urban) Upto January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 The data contains group wise all India Ind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
            <text:p>38</text:p>
          </table:table-cell>
          <table:table-cell table:style-name="ce1" office:value-type="string">
            <text:p>Time Series Indices of Industrial Production (2004-05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2004-05=100) at two digit industry level indices (NIC-2004) with weights from April 2005 to January 2013,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
            <text:p>39</text:p>
          </table:table-cell>
          <table:table-cell table:style-name="ce1" office:value-type="string">
            <text:p>Monthly Time Series Use-based Indices And Growth (2004-05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2004-05=100) at use-based industry level indices and growth with weights from April 2005 to January 2013,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
            <text:p>40</text:p>
          </table:table-cell>
          <table:table-cell table:style-name="ce1" office:value-type="string">
            <text:p>Time Series Indices of Industrial Production (1993-94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1993-94=100) at two digit industry level indices (NIC-1987) with weights from April 1994 to June 2011,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
            <text:p>41</text:p>
          </table:table-cell>
          <table:table-cell table:style-name="ce1" office:value-type="string">
            <text:p>Time Series Indices of Industrial Production (1980-81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1980-81=100) at two digit industry level indices (NIC-1970) with weights from April 1981 to March 1998,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
            <text:p>42</text:p>
          </table:table-cell>
          <table:table-cell table:style-name="ce1" office:value-type="string">
            <text:p>Monthly Time Series Use-based Indices And Growth (1980-81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1980-81=100) at use-based industry level indices (NIC-1970) with weights from April 1990 to March 1998,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
            <text:p>43</text:p>
          </table:table-cell>
          <table:table-cell table:style-name="ce1" office:value-type="string">
            <text:p>Monthly Time Series Use-based Indices And Growth (1993-94 Series)</text:p>
          </table:table-cell>
          <table:table-cell table:style-name="ce1" office:value-type="string">
            <text:p>Ministry of Statistics and Programme Implementation</text:p>
          </table:table-cell>
          <table:table-cell table:style-name="ce1" office:value-type="string">
            <text:p>ManufacturingIndustries</text:p>
          </table:table-cell>
          <table:table-cell table:style-name="ce1" office:value-type="string">
            <text:p>Index of Industrial Production (Base: 1993-94=100) at use-based industry level indices (NIC-1987) with weights from April 1994 to June 2011, annual average (Apr-Mar) indices and growth over corresponding period of previous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
            <text:p>44</text:p>
          </table:table-cell>
          <table:table-cell table:style-name="ce1" office:value-type="string">
            <text:p>Number of Allopathic Medical And Dental Colleges And Admission</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e table gives the number of allopathic medical and dental colleges and admission for the year 2000 on wards. Students admitted in medical colleges refers to students admitted in 1st year of MBBS. The data for some years are not provided. The source of data is the Ministry of Health and Family Welfare and published in the statistical year book 2013.</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
            <text:p>45</text:p>
          </table:table-cell>
          <table:table-cell table:style-name="ce1" office:value-type="string">
            <text:p>Number of Registered Allopathic Doctors And Dental Surgeon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e table gives the number allopathic doctors and dental surgeons registered with state medical councils for 2010 and 2011 (only for 2010 for allopathic docto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
            <text:p>46</text:p>
          </table:table-cell>
          <table:table-cell table:style-name="ce1" office:value-type="string">
            <text:p>Number of Registered General Nursing Midwives/ Auxiliary Nurse-Midwives And Health Visitor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e table gives the number of registered general nursing midwives, auxiliary nurse-midwives and health visitors from 2000 on wards for All India and for 2009 and 2010 for Stat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
            <text:p>47</text:p>
          </table:table-cell>
          <table:table-cell table:style-name="ce1" office:value-type="string">
            <text:p>Adminstrative Structure And Rural Health Infrastructure</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state-wise number of administrative units and rural health infrastructure (DHs, CHCs, PHCs and Sub-Centr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
            <text:p>48</text:p>
          </table:table-cell>
          <table:table-cell table:style-name="ce1" office:value-type="string">
            <text:p>Dispensaries And Beneficiaries Under Central Government Health Scheme (CGH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different types and number of dispensaries and beneficiaries under Central Government Health Scheme (CGHS) for 2001 to 2011 for All India and 2010 and 2011 for Stat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
            <text:p>49</text:p>
          </table:table-cell>
          <table:table-cell table:style-name="ce1" office:value-type="string">
            <text:p>Post Graduate Institutes And Admission Capacity under Ayush Systems As On 1st April</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and State-wise number of Post Graduate Institutes and Admission Capacity under Ayush Systems .</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0">
            <text:p>50</text:p>
          </table:table-cell>
          <table:table-cell table:style-name="ce1" office:value-type="string">
            <text:p>Registered Practitioners Under Ayush Systems As on 1st January</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and State-wise number of Registered Ayurveda, Unani, Siddha, Naturopathy, Homoeopathy Practition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1">
            <text:p>51</text:p>
          </table:table-cell>
          <table:table-cell table:style-name="ce1" office:value-type="string">
            <text:p>Statistics on Mental Hospital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and State-wise statistics of mental hospitals like number of hospitals, beds and patien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2">
            <text:p>52</text:p>
          </table:table-cell>
          <table:table-cell table:style-name="ce1" office:value-type="string">
            <text:p>Dispensaries Under Ayush Systems As On 1st April</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1 to 2011) and State-wise (2010-11) number of dispensaries - Ayurveda, Unani, Siddha, Naturopathy, Homoeopathy, Yoga, Sowa-Rigpa under AYUSH Systems as on 1st Apri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3">
            <text:p>53</text:p>
          </table:table-cell>
          <table:table-cell table:style-name="ce1" office:value-type="string">
            <text:p>Number of Allopathic Hospitals / Dispensaries And Bed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State-wise number of Allopathic Government Hospitals, Dispensaries and Beds (in ' 000) for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4">
            <text:p>54</text:p>
          </table:table-cell>
          <table:table-cell table:style-name="ce1" office:value-type="string">
            <text:p>Achievements of Family Welfare Programme</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0 to 2012) and State-wise (2010-12) Achievements under Family Welfare Programme with their numbers and rates .</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5">
            <text:p>55</text:p>
          </table:table-cell>
          <table:table-cell table:style-name="ce1" office:value-type="string">
            <text:p>Achievements of Immunization Programme</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0 to 2011) and State-wise (2010-12) Achievements under various Immunization Programmes - T.T, Polio, DPT, BCG, Tetanus, Measles etc. for children and m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6">
            <text:p>56</text:p>
          </table:table-cell>
          <table:table-cell table:style-name="ce1" office:value-type="string">
            <text:p>Number of Cases And Deaths Due To Diseases</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0 to 2011) and State-wise (2010 and 2011) number of cases and deaths due to specified diseases (Acute Diarrhoeal Diseases, Malaria, Acute Respiaratory Infection, Japanese Encephalitis, Viral Hepatiti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7">
            <text:p>57</text:p>
          </table:table-cell>
          <table:table-cell table:style-name="ce1" office:value-type="string">
            <text:p>Under Graduate Institutes And Admission Capacity Under Ayush Systems As On 1st April</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0 to 2011) and State-wise (2010 and 2011) number of Under Graduate Institutes and Admission Capacity under Ayush Systems as on 1st Apri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8">
            <text:p>58</text:p>
          </table:table-cell>
          <table:table-cell table:style-name="ce1" office:value-type="string">
            <text:p>Hospitals And Bed Strength Under Ayush Systems As On 1st April</text:p>
          </table:table-cell>
          <table:table-cell table:style-name="ce1" office:value-type="string">
            <text:p>Ministry of Statistics and Programme Implementation</text:p>
          </table:table-cell>
          <table:table-cell table:style-name="ce1" office:value-type="string">
            <text:p>HealthHealth &amp; Family welfare</text:p>
          </table:table-cell>
          <table:table-cell table:style-name="ce1" office:value-type="string">
            <text:p>This table gives All India (from 2001 to 2011) and State-wise (2010-11) number of hospitals and bed strength under AYUSH Systems (Ayurveda, Unani, Siddha, Naturopathy, Homoeopathy, Yoga, Amchi) as on 1st Apri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9">
            <text:p>59</text:p>
          </table:table-cell>
          <table:table-cell table:style-name="ce1" office:value-type="string">
            <text:p>Area Under Principal Crops - All India and State Wise</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All India (from 2000 to 2011) and State-wise (2009-10 and 2010-11) area under Principal Crops (food grains, cereals, oil seeds, tobacco, potato, black pepper, chillies, natural rubber, bananas, ginger, coconut and turmeri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0">
            <text:p>60</text:p>
          </table:table-cell>
          <table:table-cell table:style-name="ce1" office:value-type="string">
            <text:p>Average Yield of Principal Crops</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All India (from 2000 to 2010) and State-wise (2009-10 and 2010-11) average yield of Principal Crops (food grains, oil seeds, cotton, jute, banana, black pepper, coconut, turmeric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1">
            <text:p>61</text:p>
          </table:table-cell>
          <table:table-cell table:style-name="ce1" office:value-type="string">
            <text:p>Cost Estimates of some Principal Crops in Five Major Producing States During 2008-09</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cost estimates of some principal crops in Five Major Producing States During 2008-09.</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2">
            <text:p>62</text:p>
          </table:table-cell>
          <table:table-cell table:style-name="ce1" office:value-type="string">
            <text:p>Index Number of production of Principal Crops</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Index Number of production of Principal Crops for the period 2006-07 to 2010-11 (Base : Crop Years Triennium ending 1993-94=10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3">
            <text:p>63</text:p>
          </table:table-cell>
          <table:table-cell table:style-name="ce1" office:value-type="string">
            <text:p>Pattern of Land Utilisation</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All India (from 2000-01 to 2009-10) and State-wise (2008-09 and 2009-10) pattern of land utilisation under categories such as orest, permanent pastures and another grazing lands, land not available for cultivation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4">
            <text:p>64</text:p>
          </table:table-cell>
          <table:table-cell table:style-name="ce1" office:value-type="string">
            <text:p>Production of Principal Crops</text:p>
          </table:table-cell>
          <table:table-cell table:style-name="ce1" office:value-type="string">
            <text:p>Ministry of Statistics and Programme Implementation</text:p>
          </table:table-cell>
          <table:table-cell table:style-name="ce1" office:value-type="string">
            <text:p>CropsAgriculture</text:p>
          </table:table-cell>
          <table:table-cell table:style-name="ce1" office:value-type="string">
            <text:p>This table gives All India (2000-01 to 2010-11) and State-wise (2009-10 and 2010-11) production of principal crops (food grains, oil seeds, cotton, jute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5">
            <text:p>65</text:p>
          </table:table-cell>
          <table:table-cell table:style-name="ce1" office:value-type="string">
            <text:p>Physical Progress of Rural Roads Under Bharat Nirman</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gives All India (from 2005-06 to 2010-11) and State-wise (2010-11) physical progress of rural roads under Bharat Nirma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6">
            <text:p>66</text:p>
          </table:table-cell>
          <table:table-cell table:style-name="ce1" office:value-type="string">
            <text:p>Physical Progress Under Rashtriya Gram Swaraj Yojana</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gives Physical Progress Under Rashtriya Gram Swaraj Yojana (Panchayat Resource centres at block level and Training Institutes) for the period 2008-09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7">
            <text:p>67</text:p>
          </table:table-cell>
          <table:table-cell table:style-name="ce1" office:value-type="string">
            <text:p>Resource Centres at Block Level Sanctioned Under Capacity Building Component of BRGF And RGSY</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gives State-wise resource centres at block level sanctioned under capacity building component of Backward Regions Grant Fund (RGSY) and Rashtriya Gram Swaraj Yojana (RGS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8">
            <text:p>68</text:p>
          </table:table-cell>
          <table:table-cell table:style-name="ce1" office:value-type="string">
            <text:p>State-Wise Details of Cumulative Grid Interactive Renewable Power Installed Capacity</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e-wise details of cumulative grid interactive renewable power installed capacity for the period 31-3-2010 to 31-3-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69">
            <text:p>69</text:p>
          </table:table-cell>
          <table:table-cell table:style-name="ce1" office:value-type="string">
            <text:p>Employment In Railway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gives figures of Employment in Railways for the period 2000-01 to 2010-11 for the different railway zones i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0">
            <text:p>70</text:p>
          </table:table-cell>
          <table:table-cell table:style-name="ce1" office:value-type="string">
            <text:p>Employment In Insurance sector</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gives Employment In Insurance sector (Life insurance and General insurance) for the period 2001-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1">
            <text:p>71</text:p>
          </table:table-cell>
          <table:table-cell table:style-name="ce1" office:value-type="string">
            <text:p>Industry-wise Off-take of Natural Ga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istics on industry-wise off-take of Natural Gas for period 2000-01 to 2010-11 in Billion Cubic Metr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2">
            <text:p>72</text:p>
          </table:table-cell>
          <table:table-cell table:style-name="ce1" office:value-type="string">
            <text:p>Employment In Plantation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gives Employment (Number of estates and average daily number of workers) in Plantations (Tea, Coffee and Rubber) for the period 2000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3">
            <text:p>73</text:p>
          </table:table-cell>
          <table:table-cell table:style-name="ce1" office:value-type="string">
            <text:p>State-wise and Source-wise Installed Capacity of Grid Interactive Renewable Power</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e-wise and source-wise installed capacity of Grid Interactive Renewable Power (in MW) from 31-3-2010 to 30-3-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4">
            <text:p>74</text:p>
          </table:table-cell>
          <table:table-cell table:style-name="ce1" office:value-type="string">
            <text:p>Estimated Average Daily Employment And number of working factori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gives All India (2000 to 2009) and State-wise (2007 to 2009) estimated average daily employment and number of working factor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5">
            <text:p>75</text:p>
          </table:table-cell>
          <table:table-cell table:style-name="ce1" office:value-type="string">
            <text:p>Estimated Reserve and Installed Capacity of Various Sources of Energie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the estimated reserve and installed capacity of various sources of energ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6">
            <text:p>76</text:p>
          </table:table-cell>
          <table:table-cell table:style-name="ce1" office:value-type="string">
            <text:p>Gross Generation of Electricity in Utilities and Non-Utilitie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istics on gross generation of electricity in utilities (Thermal, Hydro, Nuclear) and non-utilit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7">
            <text:p>77</text:p>
          </table:table-cell>
          <table:table-cell table:style-name="ce1" office:value-type="string">
            <text:p>Electricity-Installed Capacity / Generation And Consumption (Utilities Only)</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the statistics on electricity-installed capacity, generation and consumption (utilities onl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8">
            <text:p>78</text:p>
          </table:table-cell>
          <table:table-cell table:style-name="ce1" office:value-type="string">
            <text:p>Electricity Sold To Ultimate Consumer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1-01 to 2008-09) and State-wise (2008-09) data on Electricity Sold To Ultimate Consumers by public electricity undertakings are presented in this table by categories of consumers viz. domestic, commercial, industrial power, public lighting, traction, agricultural, public water works sewage pumping and miscellaneo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79">
            <text:p>79</text:p>
          </table:table-cell>
          <table:table-cell table:style-name="ce1" office:value-type="string">
            <text:p>Consumption Of Electricity (From Utility) By Sector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 All India (2000-01 to 2010-11) data on Consumption Of Electricity (From Utility) By Sectors like industry, agriculture, domestic, commercial, traction and railways and miscellaneo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0">
            <text:p>80</text:p>
          </table:table-cell>
          <table:table-cell table:style-name="ce1" office:value-type="string">
            <text:p>Consumption Of Raw Coal By Different Industrie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0-01 to 2010-11) data on consumption cf raw coal (million tonnes) by different industries like electricity, Steel and washery, cement, paper, cotton and other industr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1">
            <text:p>81</text:p>
          </table:table-cell>
          <table:table-cell table:style-name="ce1" office:value-type="string">
            <text:p>Production, Availability And Consumption Of Primary Sources Of Conventional Energy</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0-01 to 2010-11) of Production, Availability and Consumption of Primary Sources of Conventional Energy like coal, lignite, crude petroleum, natural gas, hydro and nuclear electricity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2">
            <text:p>82</text:p>
          </table:table-cell>
          <table:table-cell table:style-name="ce1" office:value-type="string">
            <text:p>Domestic Production Of Petroleum Product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 2000-01 to 2010-11) data on Domestic Production Of Petroleum Products (in million tonnes) like LPG, petrol, naptha, kerosene, ATF, HSDo, LDO, fuel oils, lubricants, bitumen, petroleum coke,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3">
            <text:p>83</text:p>
          </table:table-cell>
          <table:table-cell table:style-name="ce1" office:value-type="string">
            <text:p>Electricity Generated (From Utility), Distributed, Sold And Lost</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0-01 to 2010-11) data on Electricity Generated (From Utility), Distributed, Sold to ultimate consumers and other countries and Lost in transmiss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4">
            <text:p>84</text:p>
          </table:table-cell>
          <table:table-cell table:style-name="ce1" office:value-type="string">
            <text:p>Installation Of Off-Grid/Decentralized Renewable Energy Systems/Device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e-wise (2009-10 and 2010-11) data of Installation Of Off-Grid/Decentralized Renewable Energy Systems/Devices like biogas plants, water pumping wind mills, SPV pumps, solar photovoltaic SLS, solar photovoltaic SL, solar photovoltaic PP, aerogen hybrid system, solar cooker, biomass gasifier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5">
            <text:p>85</text:p>
          </table:table-cell>
          <table:table-cell table:style-name="ce1" office:value-type="string">
            <text:p>Number Of Towns And Villages Electrified In India</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State-wise number of towns and villages electrified i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6">
            <text:p>86</text:p>
          </table:table-cell>
          <table:table-cell table:style-name="ce1" office:value-type="string">
            <text:p>Consumption Of Petroleum Product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0-01 to 2010-11) of Consumption Of Petroleum Products (in million tonnes) like LPG, petrol, naptha, kerosene, ATF, HSDo, LDO, fuel oils, lubricants, bitumen, petroleum coke, refinery fuel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7">
            <text:p>87</text:p>
          </table:table-cell>
          <table:table-cell table:style-name="ce1" office:value-type="string">
            <text:p>Production Of Coal, Coal Derivatives and Coal By-Product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gives All India (2000-01 to 2010-11) data on production of coal like coking, non coking and coal derivatives and coal bi-products like hard coke, washed coke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8">
            <text:p>88</text:p>
          </table:table-cell>
          <table:table-cell table:style-name="ce1" office:value-type="string">
            <text:p>Educational Institutions, Scholars And Expenditure (All India)</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is the summary table giving data regarding Educational Institutions, Scholars and Expenditure on education. Thus this table gives a general idea of the educational development in the country from 2000-01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89">
            <text:p>89</text:p>
          </table:table-cell>
          <table:table-cell table:style-name="ce1" office:value-type="string">
            <text:p>Number Of Recognised Educational Institutions Of Higher Learning, All India And State wise</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table gives All India (2000-01 to 2009-10) and State-wise (2008-09) data of Number of Recognised Educational Institutions of Higher Learning like Universities/ Deemed to be Universities Institutions of National Importance, Research Institutions, College for General Education, Professional Education Engg. Tech., Arch, Medical &amp; Education College, Other Colleges (Law, Mana- Management, Agriculture etc.), Polytechnics, Schools for general education High/Higher Secondary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0">
            <text:p>90</text:p>
          </table:table-cell>
          <table:table-cell table:style-name="ce1" office:value-type="string">
            <text:p>Enrolment In Higher Education According To Faculty And Stage (All India And State wise)</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table gives All India (2001-02 to 2009-10) and State-wise (2008-09 to 2009-10) for general courses (Arts, science, commerce) professional courses (Engineering, medicine, law etc) in Higher Education and Enrolment in Phd/phi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1">
            <text:p>91</text:p>
          </table:table-cell>
          <table:table-cell table:style-name="ce1" office:value-type="string">
            <text:p>Enrolment in School Education By Courses And Stages In Recognised Institutions</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table gives All india (2001-02 to 2009-10) data on Enrolment in School Education by Courses and Stages in Recognised Institutio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2">
            <text:p>92</text:p>
          </table:table-cell>
          <table:table-cell table:style-name="ce1" office:value-type="string">
            <text:p>Number Of Teachers In Educational Institutions (All India And State wise)</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table gives All India (2001-02 to 2009-10) and State-wise (2008-09 to 2009-10) Number of Teachers in Educational Institutions like primary/junior basic schools, middle/senior basic school, high/post basic school, higher secondary schools, universities and affiliated colleg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3">
            <text:p>93</text:p>
          </table:table-cell>
          <table:table-cell table:style-name="ce1" office:value-type="string">
            <text:p>Literacy Rate In India (NSSO And RGI)</text:p>
          </table:table-cell>
          <table:table-cell table:style-name="ce1" office:value-type="string">
            <text:p>Ministry of Statistics and Programme Implementation</text:p>
          </table:table-cell>
          <table:table-cell table:style-name="ce1" office:value-type="string">
            <text:p>Education</text:p>
          </table:table-cell>
          <table:table-cell table:style-name="ce1" office:value-type="string">
            <text:p>This table gives All India (2003-11) and State-wise (1991 and 2001) data on Literacy Rate in India for rural and urban (NSSO And RGI).</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4">
            <text:p>94</text:p>
          </table:table-cell>
          <table:table-cell table:style-name="ce1" office:value-type="string">
            <text:p>Forest Cover Estimate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gives All India (1987 onwards) and State-wise (2009 and 2010) data in Sq.Kms. on forest cover estimates (first to twelveth cycl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5">
            <text:p>95</text:p>
          </table:table-cell>
          <table:table-cell table:style-name="ce1" office:value-type="string">
            <text:p>State-Wise Forests Cover Of The Country</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esents State-wise (2009 onwards), All India (2000 onwards) data on forest cover of the Country by type of forests w.r.t total geographical area, it has also data on actual forests cover by density classes such as dense forest, open forest, mangrove, serub, Non-fores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6">
            <text:p>96</text:p>
          </table:table-cell>
          <table:table-cell table:style-name="ce1" office:value-type="string">
            <text:p>State-Wise Recorded Forest Area Of The Country</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esents data on State-wise (2009 onwards), All India (2001 onwards) actual forest cover, recorded forest area and legal status. The legal status has been categorized as "Reserved", "protected" and "Unclassed". Reserved forest is one which is permanently dedicated either to the production of timber or other forest produced and in which right of grazing and cultivation is seldom allow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7">
            <text:p>97</text:p>
          </table:table-cell>
          <table:table-cell table:style-name="ce1" office:value-type="string">
            <text:p>Estimates of Wastelands in India</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esents data on estimates of wastelands in India, comprising Non-forest Degraded area and Forest Degraded area. it also includes estimates of non-forest wastelands in India comprising Saline and Alkaline lands, Wind eroded area and Water eroded are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8">
            <text:p>98</text:p>
          </table:table-cell>
          <table:table-cell table:style-name="ce1" office:value-type="string">
            <text:p>Category-wise wastelands of India</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esents data on Category-wise and State-wise wastelands of India such as Gullied/ Ravinous Land, Land with/ without scrub, Water logged/ Marshy Land, Saline/ Alkaline Area, Shifting Cultivation Area, Mining/ Industrial waste- land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99">
            <text:p>99</text:p>
          </table:table-cell>
          <table:table-cell table:style-name="ce1" office:value-type="string">
            <text:p>Estimates Of Tree And Mangrove Cover</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esents State-wise (2007 onwards), All India (2001 onwards) data on estimates of tree and mangrove cover w.r.t All India geographical are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0">
            <text:p>100</text:p>
          </table:table-cell>
          <table:table-cell table:style-name="ce1" office:value-type="string">
            <text:p>Number And Area Of National Parks And Wildlife Sanctuaries Of India</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gives State-wise position of National Parks and Wildlife Sanctuaries i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1">
            <text:p>101</text:p>
          </table:table-cell>
          <table:table-cell table:style-name="ce1" office:value-type="string">
            <text:p>Estimated Number Of Species By A Various Taxonomic Groups - 2007</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gives estimated number of species by a various taxonomic groups such as Protista, animalia, arthropoda, chordat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2">
            <text:p>102</text:p>
          </table:table-cell>
          <table:table-cell table:style-name="ce1" office:value-type="string">
            <text:p>Forest occupancy and population estimates of tigers as per the refined methodology</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State-wise data on forest occupancy and population estimates of tigers as per the refined methodolog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3">
            <text:p>103</text:p>
          </table:table-cell>
          <table:table-cell table:style-name="ce1" office:value-type="string">
            <text:p>Estimated Population Of Wild Elephant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gives region-wise, state-wise data on estimated population of wild elephants for the period 2002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4">
            <text:p>104</text:p>
          </table:table-cell>
          <table:table-cell table:style-name="ce1" office:value-type="string">
            <text:p>State-Wise Production Of Forest Produce</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In this table, State-wise (2007-08) and All India (2002-01 onwards) data on forest products such as timber, fuel wood, bamboo, resins, gums, canes etc has been present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5">
            <text:p>105</text:p>
          </table:table-cell>
          <table:table-cell table:style-name="ce1" office:value-type="string">
            <text:p>Global Average Temperature and Atmosphere concentration of Carbon Dioxide</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data on global average temperature and atmosphere concentration of carbon dioxide for the period 2000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6">
            <text:p>106</text:p>
          </table:table-cell>
          <table:table-cell table:style-name="ce1" office:value-type="string">
            <text:p>Air quality in industrial areas under national ambient air quality monitoring programme for a few state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State-wise data on air quality in industrial areas under national ambient air quality monitoring programme for the period 2001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7">
            <text:p>107</text:p>
          </table:table-cell>
          <table:table-cell table:style-name="ce1" office:value-type="string">
            <text:p>Air quality in residential areas under national ambient air quality monitoring programme for a few state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State-wise data on air quality in residential areas under national ambient air quality monitoring programme for the period 2001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8">
            <text:p>108</text:p>
          </table:table-cell>
          <table:table-cell table:style-name="ce1" office:value-type="string">
            <text:p>Water Quality Of A Few Indian Rivers During - 2001-2010</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water quality (temprature, Ph, conductivity, Do, bod, Cod) of a few Indian Rivers during - 2001-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09">
            <text:p>109</text:p>
          </table:table-cell>
          <table:table-cell table:style-name="ce1" office:value-type="string">
            <text:p>Production of Ozone Depleting Substances (ODS) in india</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production of ozone depleting substances (ODS) in india during 2000-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0">
            <text:p>110</text:p>
          </table:table-cell>
          <table:table-cell table:style-name="ce1" office:value-type="string">
            <text:p>Total Consumption of Ozone Depleting Substances (OD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total consumption of ozone depleting substances (ODS) during 2000-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1">
            <text:p>111</text:p>
          </table:table-cell>
          <table:table-cell table:style-name="ce1" office:value-type="string">
            <text:p>Total Export/Import of Ozone Depleting Substances (OD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total export/import of ozone depleting substances (ODS) during 2005-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2">
            <text:p>112</text:p>
          </table:table-cell>
          <table:table-cell table:style-name="ce1" office:value-type="string">
            <text:p>Average Gaseous Composition of Dry Air in the Troposphere</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average composition of gases (nitrogen, oxygen, argon, carbon dioxide, neon, helium, methane, kryton, hydrogen, ozone, xenon) in dry stat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3">
            <text:p>113</text:p>
          </table:table-cell>
          <table:table-cell table:style-name="ce1" office:value-type="string">
            <text:p>Mass Emission Standard For Petrol And Diesel Driven Vehicle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mass emission standard for petrol and diesel driven vehicles for the period 2000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4">
            <text:p>114</text:p>
          </table:table-cell>
          <table:table-cell table:style-name="ce1" office:value-type="string">
            <text:p>Revenue And Expenditure From/On Forest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data on revenue from and expenditure on forests for the period 2007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5">
            <text:p>115</text:p>
          </table:table-cell>
          <table:table-cell table:style-name="ce1" office:value-type="string">
            <text:p>Progress of Afforestation through successive Plan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progress of afforestation during successive pla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6">
            <text:p>116</text:p>
          </table:table-cell>
          <table:table-cell table:style-name="ce1" office:value-type="string">
            <text:p>Comprehensive Environment Pollution Index for Critically Polluted Industrial Area/Clusters</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comprehensive environment pollution index for critically polluted /clust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7">
            <text:p>117</text:p>
          </table:table-cell>
          <table:table-cell table:style-name="ce1" office:value-type="string">
            <text:p>Summer Average Values(March-June) for Water Quality on River Ganga under Ganga Action Plan</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This table provides summer average values(March-June) for water quality on river ganga under ganga action plan during 2010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8">
            <text:p>118</text:p>
          </table:table-cell>
          <table:table-cell table:style-name="ce1" office:value-type="string">
            <text:p>Estimated Employment In The Public And Private Sectors (As On 31st March)</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ovides All India (2000 onwards) and State-wise (2008-09 and 2009-10) estimated employment under central government, state government, Quasi government organisation and local bod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19">
            <text:p>119</text:p>
          </table:table-cell>
          <table:table-cell table:style-name="ce1" office:value-type="string">
            <text:p>Factory Employment</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industry wise figures of employment in government and Local Fund factories and in other factories. This table provides All India data during 2000-2009 for total employment in all factor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0">
            <text:p>120</text:p>
          </table:table-cell>
          <table:table-cell table:style-name="ce1" office:value-type="string">
            <text:p>Factory Employment By Stat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ovides State-wise data from 2001 onwards on employment in factories and average daily employmen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1">
            <text:p>121</text:p>
          </table:table-cell>
          <table:table-cell table:style-name="ce1" office:value-type="string">
            <text:p>Group-Wise Estimated Number Of Central Government Civilian Regular Employe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ministry/ department wise , group wise number of sanctioned posts and position of estimated number of central government employees during 2009-10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2">
            <text:p>122</text:p>
          </table:table-cell>
          <table:table-cell table:style-name="ce1" office:value-type="string">
            <text:p>Employments In Port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ese are two table which give the number persons employed in ports in India. The first one give the staff strength in major ports and second one shows the data regarding manpower at non major ports in maritime states during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3">
            <text:p>123</text:p>
          </table:table-cell>
          <table:table-cell table:style-name="ce1" office:value-type="string">
            <text:p>Employment In Factories-Adults Adolescents And Children According To Sex</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ovides All India (2001 onwards) and State wise (2007 to 2009) average daily employment in factories according three broad age-categories and sex is shown in this table. The information relates to only factories submitting returns. The factories act,1948 defines adult (one who has completed 18 years, adolescents (one who has completed 15 years but not 18 years) and child (one who has not completed 15 years and children below 14 years are not permitted to wor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4">
            <text:p>124</text:p>
          </table:table-cell>
          <table:table-cell table:style-name="ce1" office:value-type="string">
            <text:p>Employment In Shops And Commercial Establishment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ovides All India (2001 onwards) and State-wise (2008-09) statistics of employment in respect of Shops, Commercial Establishments and restaurants and theat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5">
            <text:p>125</text:p>
          </table:table-cell>
          <table:table-cell table:style-name="ce1" office:value-type="string">
            <text:p>Performance Of Employment Exchang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the number of applicants on the live registered on the employment exchanges which are under the control of director general of employment and training, ministry of labour and employment, register names of the person seeking employment and help them to secure employment. It gives State-wise (2009 and 2010), All India(200 onwards) data by broad occupational groups based on revised National Classification of occupation, 1968.</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6">
            <text:p>126</text:p>
          </table:table-cell>
          <table:table-cell table:style-name="ce1" office:value-type="string">
            <text:p>Total earnings Of Factoring Workers In India</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state-wise data about wages and earning of factory workers i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7">
            <text:p>127</text:p>
          </table:table-cell>
          <table:table-cell table:style-name="ce1" office:value-type="string">
            <text:p>Average Per Capita Annual Earnings Of Factory Worker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data regarding per capita annual earnings of factory workers by states from 2001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8">
            <text:p>128</text:p>
          </table:table-cell>
          <table:table-cell table:style-name="ce1" office:value-type="string">
            <text:p>Average Per Capita Annual Earnings Of Factory Labour In Manufacturing Industri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data regarding per capita annual earnings of factory workers by industry code in manufacturing sectors from 2002 onwar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29">
            <text:p>129</text:p>
          </table:table-cell>
          <table:table-cell table:style-name="ce1" office:value-type="string">
            <text:p>Wages And Earnings Of Mining Labour</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the wages and earnings of mining labour in coal and non-coal mines. The data for coal mines relate to average weekly earning of miners and loaders in december each year whereas those for other mines relate to average weekly earning of miners and loaders for the quarter ending in december each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0">
            <text:p>130</text:p>
          </table:table-cell>
          <table:table-cell table:style-name="ce1" office:value-type="string">
            <text:p>Industrial Injuries In Factori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gives All India (2000 onwards), State wise (2007 onwards) statistics of injuries in factories. The number of injuries is given by the number of persons receiving injuries as a result of an accident. This number is more than the actual number of accidents because one accident may result in injuries to more than one person. The data presented in this table relate only to factories submitting retur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1">
            <text:p>131</text:p>
          </table:table-cell>
          <table:table-cell table:style-name="ce1" office:value-type="string">
            <text:p>Industrial Injuries In Min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number of accidents and number of persons receiving injuries in mines. The data are collected under the mines act. Accidents have been classified into fatal, and serious during 2000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2">
            <text:p>132</text:p>
          </table:table-cell>
          <table:table-cell table:style-name="ce1" office:value-type="string">
            <text:p>Industrial Disput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the state-wise (2010-11), all India (2000 onwards) distribution of number of disputes, workers involved and the number of mandays lost on account of industrial disputes resulting in work - stoppag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3">
            <text:p>133</text:p>
          </table:table-cell>
          <table:table-cell table:style-name="ce1" office:value-type="string">
            <text:p>Industrial Disputes By Cause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all India figures of industrial disputes by causes of disputes during 2000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4">
            <text:p>134</text:p>
          </table:table-cell>
          <table:table-cell table:style-name="ce1" office:value-type="string">
            <text:p>Workmens Compensation</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relates to compensated injuries under the workmens compensation act. Under the act, Compensation is payable to workers employed in scheduled employment for injuries due to accident resulting in death or disablement for more than three days provided that it is not caused through the fault of the worker himself during 2000 to 2009.</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5">
            <text:p>135</text:p>
          </table:table-cell>
          <table:table-cell table:style-name="ce1" office:value-type="string">
            <text:p>Employment In Bank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presents data on number of banks and persons employed in the banking sector separately in respect of scheduled and non-scheduled banks in regional rural banks and in the reserve bank of India during the period 2000-2001 to 2009-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6">
            <text:p>136</text:p>
          </table:table-cell>
          <table:table-cell table:style-name="ce1" office:value-type="string">
            <text:p>Expenditure Incurred On Pay And Allowances On Civilian Employees By The Central Ministries/Department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This table shows department wise expenditure incurred on pay and allowances on civilian employees by the central ministries/departmen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7">
            <text:p>137</text:p>
          </table:table-cell>
          <table:table-cell table:style-name="ce1" office:value-type="string">
            <text:p>Projects Sanctioned Under Drought Prone Desert Development And Integrated Watershed Management Programme</text:p>
          </table:table-cell>
          <table:table-cell table:style-name="ce1" office:value-type="string">
            <text:p>Ministry of Statistics and Programme Implementation</text:p>
          </table:table-cell>
          <table:table-cell table:style-name="ce1" office:value-type="string">
            <text:p>DevelopmentUrbanDevelopmentRural</text:p>
          </table:table-cell>
          <table:table-cell table:style-name="ce1" office:value-type="string">
            <text:p>This table shows data upto 2006-07 projects sanctioned under drought prone area program and the second table shows state-wise (2009-10 to 2012-13) data on integrated watershed management programme (IWMP).</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8">
            <text:p>138</text:p>
          </table:table-cell>
          <table:table-cell table:style-name="ce1" office:value-type="string">
            <text:p>Decentralised / Off-grid Renewable Energy Systems / Devices</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shows state-wise data on renewable energy systems such as biogas plants, biomass gasifiers, solar photovolatic systems, SVP pumps, water pumping wind mills, solar cookers in rural and industrial area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39">
            <text:p>139</text:p>
          </table:table-cell>
          <table:table-cell table:style-name="ce1" office:value-type="string">
            <text:p>Financial Outcomes Under Mahatma Gandhi National Rural Employment Guarantee Act (NREGA)</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shows State-wise (2010-11 to 2011), All India (2008-09 to 2011-12) data on the funds released by government and expenditure on wages, materials and administra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0">
            <text:p>140</text:p>
          </table:table-cell>
          <table:table-cell table:style-name="ce1" office:value-type="string">
            <text:p>Implementation Report Under Mahatma Gandhi National Rural Employment Guarantee Act (MNREGA)</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In order to design wage employment program to fight poverty more effectively, center government formulated National Rural Employment Guarantee Act (NREGA)in 2005. This table shows data on implementation report under NREGA during 2006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1">
            <text:p>141</text:p>
          </table:table-cell>
          <table:table-cell table:style-name="ce1" office:value-type="string">
            <text:p>Physical And Financial Progress Under Pardhan Mantri Gram Sadak Yojna (PMGSY)-2010-11</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shows State-wise (2010-11) data on amount released by the government on the development of roa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2">
            <text:p>142</text:p>
          </table:table-cell>
          <table:table-cell table:style-name="ce1" office:value-type="string">
            <text:p>Physical And Financial Progress Under Swarnjayanti Gram Swarozgar Yojana (SGSY) As On 18th May 2011</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shows physical and financial progress under Swarnjayanti Gram Swarozgar Yojana (SGSY) during the period 1999-2000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3">
            <text:p>143</text:p>
          </table:table-cell>
          <table:table-cell table:style-name="ce1" office:value-type="string">
            <text:p>Physical Outcomes Under Mahatma Gandhi National Rural Employment Guarantee Act (NREGA)</text:p>
          </table:table-cell>
          <table:table-cell table:style-name="ce1" office:value-type="string">
            <text:p>Ministry of Statistics and Programme Implementation</text:p>
          </table:table-cell>
          <table:table-cell table:style-name="ce1" office:value-type="string">
            <text:p>DevelopmentRural</text:p>
          </table:table-cell>
          <table:table-cell table:style-name="ce1" office:value-type="string">
            <text:p>This table shows State-wise (2010-11 to 2011-12), All india (2008-09 to 2011-12) data on the work completed under NREGA like rural connectivity, flood control and protection, water conservation and water harvesting, micro irrigation work, land development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4">
            <text:p>144</text:p>
          </table:table-cell>
          <table:table-cell table:style-name="ce1" office:value-type="string">
            <text:p>Programme-Wise Cumulative Achievement</text:p>
          </table:table-cell>
          <table:table-cell table:style-name="ce1" office:value-type="string">
            <text:p>Ministry of Statistics and Programme Implementation</text:p>
          </table:table-cell>
          <table:table-cell table:style-name="ce1" office:value-type="string">
            <text:p>Power &amp; Energy</text:p>
          </table:table-cell>
          <table:table-cell table:style-name="ce1" office:value-type="string">
            <text:p>This table shows data on renewable energy programs like grid interactive renewable power, wind power, small hdro power, solar power etc. and their achievements in Mega Wat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5">
            <text:p>145</text:p>
          </table:table-cell>
          <table:table-cell table:style-name="ce1" office:value-type="string">
            <text:p>Gross Area Under Irrigation by Crops</text:p>
          </table:table-cell>
          <table:table-cell table:style-name="ce1" office:value-type="string">
            <text:p>Ministry of Statistics and Programme Implementation</text:p>
          </table:table-cell>
          <table:table-cell table:style-name="ce1" office:value-type="string">
            <text:p>IrrigationAgriculture</text:p>
          </table:table-cell>
          <table:table-cell table:style-name="ce1" office:value-type="string">
            <text:p>This Table give All India (2000-01 to 2009-10) and State-wise (2008-09 to 2009-10) data on gross area under irrigation by crops such as Rice, Jowar, Bajra, Maize, Ragi, Wheat, Barley, Cereals, Millets, Pulses, Food Grains, Sugarcane, Fruits, Vegetables, Cotton, Tobacco, Fodder Crop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6">
            <text:p>146</text:p>
          </table:table-cell>
          <table:table-cell table:style-name="ce1" office:value-type="string">
            <text:p>Net Area Under Irrigation by Sources</text:p>
          </table:table-cell>
          <table:table-cell table:style-name="ce1" office:value-type="string">
            <text:p>Ministry of Statistics and Programme Implementation</text:p>
          </table:table-cell>
          <table:table-cell table:style-name="ce1" office:value-type="string">
            <text:p>IrrigationAgriculture</text:p>
          </table:table-cell>
          <table:table-cell table:style-name="ce1" office:value-type="string">
            <text:p>This Table give State-wise (2008-09 to 2009-10) and All India (2000-01 to 2010-11) data on net area under irrigation by sources like Canals (Government and Private), Tanks, Tube Wells and Other Wells and Other Sourc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7">
            <text:p>147</text:p>
          </table:table-cell>
          <table:table-cell table:style-name="ce1" office:value-type="string">
            <text:p>Gross Irrigated Area</text:p>
          </table:table-cell>
          <table:table-cell table:style-name="ce1" office:value-type="string">
            <text:p>Ministry of Statistics and Programme Implementation</text:p>
          </table:table-cell>
          <table:table-cell table:style-name="ce1" office:value-type="string">
            <text:p>IrrigationAgriculture</text:p>
          </table:table-cell>
          <table:table-cell table:style-name="ce1" office:value-type="string">
            <text:p>This Table give State-wise (2008-09 and 2009-10) and All India (2000-01 to 2009-10) data on Gross Irrigated Area like Rice, Wheat, Coarse Cereals, Pulses, Sugar-Cane, Spices, Fruits, Vegetables, Food Crops and Non-Food Crop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8">
            <text:p>148</text:p>
          </table:table-cell>
          <table:table-cell table:style-name="ce1" office:value-type="string">
            <text:p>Summary of Area And Production Estimates of Horticulture Crop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give All India (2007-08 to 2010-11) data on summary of Area And Production Estimates Of Horticulture Crops like fruits, vegetables, Aromatic, Almond/Walnut, Flowers Loose, Flowers Cut, Plantation Crops, Mushroom, Honey, Spice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49">
            <text:p>149</text:p>
          </table:table-cell>
          <table:table-cell table:style-name="ce1" office:value-type="string">
            <text:p>Adult Male Cattle And Buffalo With Their Use</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All India data on number of adult male cattle and buffalo with their use like for breeding only, agriculture and breeding, bullock cart and breeding and buffalo with their use like breeding only, agriculture and breeding, bullock cart and breeding.</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0">
            <text:p>150</text:p>
          </table:table-cell>
          <table:table-cell table:style-name="ce1" office:value-type="string">
            <text:p>State Wise Area And Production of Flower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give All India data on State Wise Area And Production of Flowers from 2007-08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1">
            <text:p>151</text:p>
          </table:table-cell>
          <table:table-cell table:style-name="ce1" office:value-type="string">
            <text:p>Fish Catch and Landings By Group of Species</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details from year 2000 to 2010 on Fish Catch and Landings By Group Of Species like Inland Fish, Flat Fish, Indian Shad Sardines, Anchovies, Tunas, Marine Teleousteans, Elasmobranchs, Decapod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2">
            <text:p>152</text:p>
          </table:table-cell>
          <table:table-cell table:style-name="ce1" office:value-type="string">
            <text:p>All India and State Wise Area and Production of Fruit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give All India (2001-02 to 2010-11) and State wise (2009-10 to 2010-11) data on Area and Production of Fruits like Apple, Banana, Citrus, Grape, Guava, Litchi, Mango, Papaya, Pineapple, Pomegranate, Sapota,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3">
            <text:p>153</text:p>
          </table:table-cell>
          <table:table-cell table:style-name="ce1" office:value-type="string">
            <text:p>Incidence of Livestock Diseases In India: 2005-11</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details on the number of outbreaks, attacks and deaths from incidence of livestock diseases in India from 2005 to 2011 on diseases like Antharx, Swine Fewer, Glanders, Marex, Mange,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4">
            <text:p>154</text:p>
          </table:table-cell>
          <table:table-cell table:style-name="ce1" office:value-type="string">
            <text:p>Number of Livestock And Poultry</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all India figures on Livestock and Poultry for 2003 and 2007 including Cattle, Buffaloes, Sheep, Goats, Pigs, Horses, Ponies, Mules, Donkeys, Camels, Yaks, Mithuns,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5">
            <text:p>155</text:p>
          </table:table-cell>
          <table:table-cell table:style-name="ce1" office:value-type="string">
            <text:p>All India and State Wise Area and Production of Plantation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provides All India (2001-02 to 2010-11) and State wise (2009-10 to 2010-11) data on Area and Production of Plantations such as Cashewnut, Arecanut, Cocoa, and Coconu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6">
            <text:p>156</text:p>
          </table:table-cell>
          <table:table-cell table:style-name="ce1" office:value-type="string">
            <text:p>Production of Wool And Eggs</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All India data on Wool production (thousand tonne) and Eggs production (ten million no.) from 2009-10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7">
            <text:p>157</text:p>
          </table:table-cell>
          <table:table-cell table:style-name="ce1" office:value-type="string">
            <text:p>All India and State Wise Area and Production of various Horticulture Crop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give All India (2001-02 to 2010-11) and State wise (2009-10 to 2010-11) data on Area and Production of various Horticulture Crops such as Fruits, Vegetables, Flowers, Nuts, Aroma &amp; Medi., Plantation Crops, Spices, Mushroom and Hon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8">
            <text:p>158</text:p>
          </table:table-cell>
          <table:table-cell table:style-name="ce1" office:value-type="string">
            <text:p>Production of Milk</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State-wise (2009-10 to 2010-11) and All India (2000-01 to 2010-11) data on production of milk (Cow Milk, Buffalo Milk, Goat Mil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59">
            <text:p>159</text:p>
          </table:table-cell>
          <table:table-cell table:style-name="ce1" office:value-type="string">
            <text:p>Quantity of Fish Catch By Disposition: 2000-10</text:p>
          </table:table-cell>
          <table:table-cell table:style-name="ce1" office:value-type="string">
            <text:p>Ministry of Statistics and Programme Implementation</text:p>
          </table:table-cell>
          <table:table-cell table:style-name="ce1" office:value-type="string">
            <text:p>Animal HusbandryAgriculture</text:p>
          </table:table-cell>
          <table:table-cell table:style-name="ce1" office:value-type="string">
            <text:p>This table give figures on the quantity of fish catch by disposition from 2000 to 2010 for Marketing/Fresh, Freezing, Curring, Canning, Reduction, Misc. Purposes and Offal for Reduct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0">
            <text:p>160</text:p>
          </table:table-cell>
          <table:table-cell table:style-name="ce1" office:value-type="string">
            <text:p>All India and State Wise Area and Production of Vegetable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give All India (2001-02 to 2010-11) and State wise (2009-10 to 2010-11) data on Area and Production of Vegetables such as Brinjal, Cabbage, C.Flower, Okra, Peas, Tomato, Onion, Potato, Sweet Potato, Tapioca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1">
            <text:p>161</text:p>
          </table:table-cell>
          <table:table-cell table:style-name="ce1" office:value-type="string">
            <text:p>Area/ Production and Productivity of various kinds of Spices</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provides All India (2008-09 to 2010-11) data on Area, Production and Productivity of various kinds of Spices such as Chilies, Garlic, Turmeric, Ginger, Coriander, Tamarind, Cumin, Fenugreek, Fennel, Pepper, Ajwan, Cardamom, Nutmeg, Other seed spices, Tejpat/Cinnamon, Clove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2">
            <text:p>162</text:p>
          </table:table-cell>
          <table:table-cell table:style-name="ce1" office:value-type="string">
            <text:p>Export of Horticulture Produce in India</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provides data on Export of Horticulture Produce in India from 2007-08 to 2010-11 in Floriculture &amp; Seed, Fresh Fruits &amp; Vegetables and Processed Fruits &amp; Vegetables categor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3">
            <text:p>163</text:p>
          </table:table-cell>
          <table:table-cell table:style-name="ce1" office:value-type="string">
            <text:p>Number of Reporting Mines In India</text:p>
          </table:table-cell>
          <table:table-cell table:style-name="ce1" office:value-type="string">
            <text:p>Ministry of Statistics and Programme Implementation</text:p>
          </table:table-cell>
          <table:table-cell table:style-name="ce1" office:value-type="string">
            <text:p>Mining</text:p>
          </table:table-cell>
          <table:table-cell table:style-name="ce1" office:value-type="string">
            <text:p>This data provide State-wise (2009-10 and 2010-11) and All India (2000-01 to 2010-11) details on the number of reporting mines in India such as Fuels, Metallic Minerals, Metallic and Non-Metallic Mineral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4">
            <text:p>164</text:p>
          </table:table-cell>
          <table:table-cell table:style-name="ce1" office:value-type="string">
            <text:p>Area / Production And Productivity of Major Fruits and Vegetables Producing Countries In The World</text:p>
          </table:table-cell>
          <table:table-cell table:style-name="ce1" office:value-type="string">
            <text:p>Ministry of Statistics and Programme Implementation</text:p>
          </table:table-cell>
          <table:table-cell table:style-name="ce1" office:value-type="string">
            <text:p>HorticultureAgriculture</text:p>
          </table:table-cell>
          <table:table-cell table:style-name="ce1" office:value-type="string">
            <text:p>This table provides data on Area, Production and Productivity of major Fruits and Vegetables producing Countries in the World from 2009-10 to 2010-11 (such as China, India, Brazil, USA, Italy, Spain, Mexico, Indonesia, Philippines, Iran, Turkey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5">
            <text:p>165</text:p>
          </table:table-cell>
          <table:table-cell table:style-name="ce1" office:value-type="string">
            <text:p>Production of Minerals and Ores By Selected Items</text:p>
          </table:table-cell>
          <table:table-cell table:style-name="ce1" office:value-type="string">
            <text:p>Ministry of Statistics and Programme Implementation</text:p>
          </table:table-cell>
          <table:table-cell table:style-name="ce1" office:value-type="string">
            <text:p>Mining</text:p>
          </table:table-cell>
          <table:table-cell table:style-name="ce1" office:value-type="string">
            <text:p>The data provide All India (2000-01 to 2010-11) and State-wise (2009-10 and 2010-11) figures for Mining Production of minerals and ores by selected items such as a). Fuels - Coal, Lignite, Natural Gas, Petroleum, Crude; b). Metallic Minerals - Bauxite, Chromite, Copper Concentrate, Gold, Iron Ore, Lead Concentrate, Manganese Ore, Zinc Concentrate; c). Non-Metallic Minerals - Apatite, Asbestos, Barytes, Diamond, Dolomite, Felspar, Fire-clay, Gypsum, Kaolin, Kyanite, Lime-stone, Magnesite, Mica, Phosphorite, Pyrites, Salt, Sillimanite, Steatite, Varmiculit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6">
            <text:p>166</text:p>
          </table:table-cell>
          <table:table-cell table:style-name="ce1" office:value-type="string">
            <text:p>Production of Raw Silk And Silk Yarn</text:p>
          </table:table-cell>
          <table:table-cell table:style-name="ce1" office:value-type="string">
            <text:p>Ministry of Statistics and Programme Implementation</text:p>
          </table:table-cell>
          <table:table-cell table:style-name="ce1" office:value-type="string">
            <text:p>SericultureTextilesIndustries</text:p>
          </table:table-cell>
          <table:table-cell table:style-name="ce1" office:value-type="string">
            <text:p>The table provide State-wise (2010-11 and 2011-12) and All India (2002-03 to 2010-11) production of Raw Silk (including Mulberry and Non-Mulberry silk) and Silk Yarn (including Spun Silk Yarn and Noil Yar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7">
            <text:p>167</text:p>
          </table:table-cell>
          <table:table-cell table:style-name="ce1" office:value-type="string">
            <text:p>Export of Silk Goods And Silk Waste</text:p>
          </table:table-cell>
          <table:table-cell table:style-name="ce1" office:value-type="string">
            <text:p>Ministry of Statistics and Programme Implementation</text:p>
          </table:table-cell>
          <table:table-cell table:style-name="ce1" office:value-type="string">
            <text:p>SericultureTextilesIndustries</text:p>
          </table:table-cell>
          <table:table-cell table:style-name="ce1" office:value-type="string">
            <text:p>This table give quantity and value of export of Silk Goods (such as Mulberry, Tasar, Mixed Blended) and Silk Waste from 2001-02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8">
            <text:p>168</text:p>
          </table:table-cell>
          <table:table-cell table:style-name="ce1" office:value-type="string">
            <text:p>Performances of Micro / Small / Medium Enterprises (MSME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ovide All India details on performance of Micro, Small and Medium enterprises (MSMEs) with number (in Million), employment (in Million) and production (in Crore)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69">
            <text:p>169</text:p>
          </table:table-cell>
          <table:table-cell table:style-name="ce1" office:value-type="string">
            <text:p>Index of Industrial Production - Annual Averages (2- Digit Level)</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give index of industrial production - annual averages from 2005-06 to 2011-12 (Base: 2004-05=100) for industries such as Mining &amp; Quarrying, Manufacturing, Food Products and Beverages, Tobacco Products, Textiles, Furniture, Electricity, et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0">
            <text:p>170</text:p>
          </table:table-cell>
          <table:table-cell table:style-name="ce1" office:value-type="string">
            <text:p>Production of Man-Made Fibre Fabric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give details on the production of man-made fibre fabrics (000 sq. metre) from 2000-01 to 2011-12 by handlooms, powerlooms &amp; hoisery and by textile mill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1">
            <text:p>171</text:p>
          </table:table-cell>
          <table:table-cell table:style-name="ce1" office:value-type="string">
            <text:p>Mill Production of Cotton Cloth</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ovide details on the mill production (Mn. sq. metre) of cotton cloth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2">
            <text:p>172</text:p>
          </table:table-cell>
          <table:table-cell table:style-name="ce1" office:value-type="string">
            <text:p>Mill Production of Cotton Yarn</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ovide All India (from 2000-01 to 2011-12) and State-wise (2010-11 and 2011-12) details on mill production of cotton yarn (in Mn. Kg.).</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3">
            <text:p>173</text:p>
          </table:table-cell>
          <table:table-cell table:style-name="ce1" office:value-type="string">
            <text:p>All India - Annual Survey of Industries (Factory Sector) by Industry Group</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ovide annual survey of industries (Factory Sector) on selected characteristics on all India basis by industry group for 2008-09 and 2009-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4">
            <text:p>174</text:p>
          </table:table-cell>
          <table:table-cell table:style-name="ce1" office:value-type="string">
            <text:p>All India and State-Wise - Annual Survey Of Industries (Factory Sector)</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ovide annual survey of industries (Factory Sector) on All India (from 2000-01 to 2009-10) and State-wise (2008-09 and 2009-10) basi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5">
            <text:p>175</text:p>
          </table:table-cell>
          <table:table-cell table:style-name="ce1" office:value-type="string">
            <text:p>Number And Membership - All Types of Co-operative Societie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and membership - all types of co-operative societie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6">
            <text:p>176</text:p>
          </table:table-cell>
          <table:table-cell table:style-name="ce1" office:value-type="string">
            <text:p>Number / Membership / Financial Position of State Co-operative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uch as Share Capital, Reserves, Deposits, Borrowings, Total Working Capital and Loans issued during the year) position of state co-operative bank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7">
            <text:p>177</text:p>
          </table:table-cell>
          <table:table-cell table:style-name="ce1" office:value-type="string">
            <text:p>Number / Membership / Financial Position of Central Co-operative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uch as Share Capital, Reserves, Deposits, Borrowings, Working Capital, Loans issued during the year) position of central co-operative bank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8">
            <text:p>178</text:p>
          </table:table-cell>
          <table:table-cell table:style-name="ce1" office:value-type="string">
            <text:p>Number / Membership / Financial Position of Primary Credit Societies - Agricultural Credit Societies (Excluding Grain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uch as Share Capital, Reserves, Deposits, Loans, Total Working Capital and Loans issued during the year) position of primary credit societies - agricultural credit societies (excluding grain bank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79">
            <text:p>179</text:p>
          </table:table-cell>
          <table:table-cell table:style-name="ce1" office:value-type="string">
            <text:p>Number / Membership / Financial Position of Primary Credit Societies - Primary Non-Agricultural Credit Societie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hare Capital, Reserves, Deposits, Loans, Working Capital and Loans issued during the year) position of primary credit societies (primary non-agricultural credit societie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0">
            <text:p>180</text:p>
          </table:table-cell>
          <table:table-cell table:style-name="ce1" office:value-type="string">
            <text:p>Number / Membership / Financial Position of Primary Credit Societies (Non-agricultural Credit Societies) - Primary Co-operative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uch as Share Capital, Reserves, Deposits, Borrowings, Working Capital and Loans issued during the year) position of primary credit societies (non-agricultural credit societies), primary co-operative bank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1">
            <text:p>181</text:p>
          </table:table-cell>
          <table:table-cell table:style-name="ce1" office:value-type="string">
            <text:p>Number / Membership / Financial Position of Grain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number, membership and financial position (including Share Capital, Reserves, Deposits, Borrowings, Total Working Capital and Loans issued during the year) of Grain Banks (Amount in ` Thousand)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2">
            <text:p>182</text:p>
          </table:table-cell>
          <table:table-cell table:style-name="ce1" office:value-type="string">
            <text:p>Number / Membership / Financial Position of State Co-operative Agriculture And Rural Development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such as Primary Land Development Banks, Other Banks &amp; Societies and Individuals) and financial position (such as Share Capital, Reserves, Deposits, Borrowings, Total Working Capital and Loans Issued during the year) of state co-operative, agriculture and rural development banks (Amount in ` Million)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3">
            <text:p>183</text:p>
          </table:table-cell>
          <table:table-cell table:style-name="ce1" office:value-type="string">
            <text:p>Number / Membership / Financial Position of Primary Co-operative Agriculture And Rural Development Bank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all India and state-wise details on the number, membership and financial (such as Share Capital, Reserves, Deposits, Borrowings, Working Capital and Loans issued during the year) position of primary co-operative agriculture and rural development banks (Amount in ` Million)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4">
            <text:p>184</text:p>
          </table:table-cell>
          <table:table-cell table:style-name="ce1" office:value-type="string">
            <text:p>Number / Membership / Financial Position of Primary Non-Credit Societies (Excluding Insurance Societies)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Data provides the number, membership and financial (such as Share Capital, Reserves, Borrowings, Working Capital, Purchase/ Production during the year and Sales during the year) position of primary non-credit societies (excluding insurance societie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5">
            <text:p>185</text:p>
          </table:table-cell>
          <table:table-cell table:style-name="ce1" office:value-type="string">
            <text:p>Number of Foreign Tourists To India From 2001 To 2010</text:p>
          </table:table-cell>
          <table:table-cell table:style-name="ce1" office:value-type="string">
            <text:p>Ministry of Statistics and Programme Implementation</text:p>
          </table:table-cell>
          <table:table-cell table:style-name="ce1" office:value-type="string">
            <text:p>Travel &amp; Tourism</text:p>
          </table:table-cell>
          <table:table-cell table:style-name="ce1" office:value-type="string">
            <text:p>The table gives nationality-wise (North America, Central and South America, Western Europe, Eastern Europe, Africa, West Asia, South Asia, etc.) listing of the number of foreign tourists to India from 2001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6">
            <text:p>186</text:p>
          </table:table-cell>
          <table:table-cell table:style-name="ce1" office:value-type="string">
            <text:p>Foreign Tourist Arrivals In India From Top 15 Source Countries From 2001 To 2010</text:p>
          </table:table-cell>
          <table:table-cell table:style-name="ce1" office:value-type="string">
            <text:p>Ministry of Statistics and Programme Implementation</text:p>
          </table:table-cell>
          <table:table-cell table:style-name="ce1" office:value-type="string">
            <text:p>Travel &amp; Tourism</text:p>
          </table:table-cell>
          <table:table-cell table:style-name="ce1" office:value-type="string">
            <text:p>The table gives listing of foreign tourist arrivals in India from top 15 source countries from 2001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7">
            <text:p>187</text:p>
          </table:table-cell>
          <table:table-cell table:style-name="ce1" office:value-type="string">
            <text:p>Number of Registered Newspapers And Periodicals By Language And Periodicity</text:p>
          </table:table-cell>
          <table:table-cell table:style-name="ce1" office:value-type="string">
            <text:p>Ministry of Statistics and Programme Implementation</text:p>
          </table:table-cell>
          <table:table-cell table:style-name="ce1" office:value-type="string">
            <text:p>Information &amp; Broadcasting</text:p>
          </table:table-cell>
          <table:table-cell table:style-name="ce1" office:value-type="string">
            <text:p>The table gives all India (2000-01 to 2009-10) and language-wise (2009 and 2010) details on the number of registered newspapers and periodical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8">
            <text:p>188</text:p>
          </table:table-cell>
          <table:table-cell table:style-name="ce1" office:value-type="string">
            <text:p>Number of Registered Newspapers And Periodicals By States And Periodicity</text:p>
          </table:table-cell>
          <table:table-cell table:style-name="ce1" office:value-type="string">
            <text:p>Ministry of Statistics and Programme Implementation</text:p>
          </table:table-cell>
          <table:table-cell table:style-name="ce1" office:value-type="string">
            <text:p>Information &amp; Broadcasting</text:p>
          </table:table-cell>
          <table:table-cell table:style-name="ce1" office:value-type="string">
            <text:p>Data provides all India (from 2001 to 2010) and state-wise (2008-09 and 2009-10) details on the number of registered newspapers and periodical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89">
            <text:p>189</text:p>
          </table:table-cell>
          <table:table-cell table:style-name="ce1" office:value-type="string">
            <text:p>Number of Registered Newspapers And Periodicals By Language (All India And State wise)</text:p>
          </table:table-cell>
          <table:table-cell table:style-name="ce1" office:value-type="string">
            <text:p>Ministry of Statistics and Programme Implementation</text:p>
          </table:table-cell>
          <table:table-cell table:style-name="ce1" office:value-type="string">
            <text:p>Information &amp; Broadcasting</text:p>
          </table:table-cell>
          <table:table-cell table:style-name="ce1" office:value-type="string">
            <text:p>Data provides all India (from 2001 to 2010) and state-wise (2008-09 and 2009-10) details on the number of registered newspapers and periodicals by languag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0">
            <text:p>190</text:p>
          </table:table-cell>
          <table:table-cell table:style-name="ce1" office:value-type="string">
            <text:p>Claimed Circulation of Registered Newspapers and Publications</text:p>
          </table:table-cell>
          <table:table-cell table:style-name="ce1" office:value-type="string">
            <text:p>Ministry of Statistics and Programme Implementation</text:p>
          </table:table-cell>
          <table:table-cell table:style-name="ce1" office:value-type="string">
            <text:p>Information &amp; Broadcasting</text:p>
          </table:table-cell>
          <table:table-cell table:style-name="ce1" office:value-type="string">
            <text:p>Data provides all India (from 2001-02 to 2009-10) and language-wise (2008-09 and 2009-10) details on the claimed circulation of registered newspapers and publicatio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1">
            <text:p>191</text:p>
          </table:table-cell>
          <table:table-cell table:style-name="ce1" office:value-type="string">
            <text:p>Rooms In Different Category of Hotels In India As On 31st December 2010</text:p>
          </table:table-cell>
          <table:table-cell table:style-name="ce1" office:value-type="string">
            <text:p>Ministry of Statistics and Programme Implementation</text:p>
          </table:table-cell>
          <table:table-cell table:style-name="ce1" office:value-type="string">
            <text:p>LodgingTravel &amp; Tourism</text:p>
          </table:table-cell>
          <table:table-cell table:style-name="ce1" office:value-type="string">
            <text:p>Data provide all India (from 2002 to 2010) and state-wise (2009-10) details on rooms in different category of hotels (One Star, Two Star, Three Star, Four Star, Five Star and Others) in India as on 31st Decemb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2">
            <text:p>192</text:p>
          </table:table-cell>
          <table:table-cell table:style-name="ce1" office:value-type="string">
            <text:p>Number of Approved And Unclassified Accommodation And Rooms As On 31st December 2010</text:p>
          </table:table-cell>
          <table:table-cell table:style-name="ce1" office:value-type="string">
            <text:p>Ministry of Statistics and Programme Implementation</text:p>
          </table:table-cell>
          <table:table-cell table:style-name="ce1" office:value-type="string">
            <text:p>LodgingTravel &amp; Tourism</text:p>
          </table:table-cell>
          <table:table-cell table:style-name="ce1" office:value-type="string">
            <text:p>Data provide details on the number of approved and unclassified accommodation and rooms as on 31st December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3">
            <text:p>193</text:p>
          </table:table-cell>
          <table:table-cell table:style-name="ce1" office:value-type="string">
            <text:p>Status of Political Parties In Election To The Lok Sabha - House of People</text:p>
          </table:table-cell>
          <table:table-cell table:style-name="ce1" office:value-type="string">
            <text:p>Ministry of Statistics and Programme Implementation</text:p>
          </table:table-cell>
          <table:table-cell table:style-name="ce1" office:value-type="string">
            <text:p>Lok SabhaGovernance &amp; Administration</text:p>
          </table:table-cell>
          <table:table-cell table:style-name="ce1" office:value-type="string">
            <text:p>Data provide all India (1999, 2004 and 2009) and state-wise (2009) details on status of political parties in election to the Lok Sabha (House of Peopl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4">
            <text:p>194</text:p>
          </table:table-cell>
          <table:table-cell table:style-name="ce1" office:value-type="string">
            <text:p>Election To The Lok Sabha - House of People</text:p>
          </table:table-cell>
          <table:table-cell table:style-name="ce1" office:value-type="string">
            <text:p>Ministry of Statistics and Programme Implementation</text:p>
          </table:table-cell>
          <table:table-cell table:style-name="ce1" office:value-type="string">
            <text:p>Lok SabhaGovernance &amp; Administration</text:p>
          </table:table-cell>
          <table:table-cell table:style-name="ce1" office:value-type="string">
            <text:p>Data provide all India (1999, 2004 and 2009) and state-wise (2009) details on election to the Lok Sabha (House of People) including number of constituencies, electors, votes polled and valid votes poll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5">
            <text:p>195</text:p>
          </table:table-cell>
          <table:table-cell table:style-name="ce1" office:value-type="string">
            <text:p>Women Participation In Election To The Lok Sabha - House of People</text:p>
          </table:table-cell>
          <table:table-cell table:style-name="ce1" office:value-type="string">
            <text:p>Ministry of Statistics and Programme Implementation</text:p>
          </table:table-cell>
          <table:table-cell table:style-name="ce1" office:value-type="string">
            <text:p>Lok SabhaGovernance &amp; Administration</text:p>
          </table:table-cell>
          <table:table-cell table:style-name="ce1" office:value-type="string">
            <text:p>Data provide all India (1999, 2004 and 2009) and state-wise (2009) details on women's participation in election to the Lok Sabha (House of People) including the number of constituencies, electors and votes polle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6">
            <text:p>196</text:p>
          </table:table-cell>
          <table:table-cell table:style-name="ce1" office:value-type="string">
            <text:p>Income And Expenditure of Corporations During 2000-01 To 2011-12</text:p>
          </table:table-cell>
          <table:table-cell table:style-name="ce1" office:value-type="string">
            <text:p>Ministry of Statistics and Programme Implementation</text:p>
          </table:table-cell>
          <table:table-cell table:style-name="ce1" office:value-type="string">
            <text:p>Local GovernmentGovernance &amp; Administration</text:p>
          </table:table-cell>
          <table:table-cell table:style-name="ce1" office:value-type="string">
            <text:p>Data provide all India (2000-01 to 2011-12) details on income and expenditure of corporations during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7">
            <text:p>197</text:p>
          </table:table-cell>
          <table:table-cell table:style-name="ce1" office:value-type="string">
            <text:p>Number of Districts / DRDAs / Blocks / Villages in the Country</text:p>
          </table:table-cell>
          <table:table-cell table:style-name="ce1" office:value-type="string">
            <text:p>Ministry of Statistics and Programme Implementation</text:p>
          </table:table-cell>
          <table:table-cell table:style-name="ce1" office:value-type="string">
            <text:p>Local GovernmentGovernance &amp; Administration</text:p>
          </table:table-cell>
          <table:table-cell table:style-name="ce1" office:value-type="string">
            <text:p>Data provide all India (2000, 2001, 2004, 2005, 2008 and 2012) and state-wise (2012) details on the number of districts, DRDAs, blocks and villages in the countr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8">
            <text:p>198</text:p>
          </table:table-cell>
          <table:table-cell table:style-name="ce1" office:value-type="string">
            <text:p>Meteorological Sub-division Wise Annual Rainfall From 2002 To 2011</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Data provides meteorological sub-division wise annual rainfall figures from 2002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199">
            <text:p>199</text:p>
          </table:table-cell>
          <table:table-cell table:style-name="ce1" office:value-type="string">
            <text:p>Number of Elected Representatives of Panchayati Raj Institutions</text:p>
          </table:table-cell>
          <table:table-cell table:style-name="ce1" office:value-type="string">
            <text:p>Ministry of Statistics and Programme Implementation</text:p>
          </table:table-cell>
          <table:table-cell table:style-name="ce1" office:value-type="string">
            <text:p>Panchayati RajRuralLocal GovernmentGovernance &amp; Administration</text:p>
          </table:table-cell>
          <table:table-cell table:style-name="ce1" office:value-type="string">
            <text:p>Data provide all India (2001, 2002, 2004, 2006, 2008 and 2009) and state-wise (2009) details on the number of elected representatives of Panchayati Raj institutio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0">
            <text:p>200</text:p>
          </table:table-cell>
          <table:table-cell table:style-name="ce1" office:value-type="string">
            <text:p>Meteorological Sub-division Wise Monthly Actual Rainfall From 2009 To 2011</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Data provides Meteorological sub-division wise monthly actual rainfall figures from 2009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1">
            <text:p>201</text:p>
          </table:table-cell>
          <table:table-cell table:style-name="ce1" office:value-type="string">
            <text:p>Number of Panchayati Raj Institutions And Elected Representatives</text:p>
          </table:table-cell>
          <table:table-cell table:style-name="ce1" office:value-type="string">
            <text:p>Ministry of Statistics and Programme Implementation</text:p>
          </table:table-cell>
          <table:table-cell table:style-name="ce1" office:value-type="string">
            <text:p>Panchayati RajRuralLocal GovernmentGovernance &amp; Administration</text:p>
          </table:table-cell>
          <table:table-cell table:style-name="ce1" office:value-type="string">
            <text:p>Data provide all India (2001, 2002, 2004, 2006. 2008 and 2009) and state-wise (2009) details on the number of Panchayati Raj institutions and elected representativ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2">
            <text:p>202</text:p>
          </table:table-cell>
          <table:table-cell table:style-name="ce1" office:value-type="string">
            <text:p>Meteorological Sub-division Wise Monthly Actual And Normal Rainfall From 2010 To 2011</text:p>
          </table:table-cell>
          <table:table-cell table:style-name="ce1" office:value-type="string">
            <text:p>Ministry of Statistics and Programme Implementation</text:p>
          </table:table-cell>
          <table:table-cell table:style-name="ce1" office:value-type="string">
            <text:p>Environment &amp; Forest</text:p>
          </table:table-cell>
          <table:table-cell table:style-name="ce1" office:value-type="string">
            <text:p>Data provides Meteorological sub-division wise monthly actual and normal rainfall figures from 2010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3">
            <text:p>203</text:p>
          </table:table-cell>
          <table:table-cell table:style-name="ce1" office:value-type="string">
            <text:p>Cash Deposit Ratio By Class of Banks As On 31st March From 2000-01 To 2010-11</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cash deposit ratio by class of banks as on 31st March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4">
            <text:p>204</text:p>
          </table:table-cell>
          <table:table-cell table:style-name="ce1" office:value-type="string">
            <text:p>Cheque Clearances By Centres From 2003-04 To 2011-12</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details of number and amount of cheque clearances by centres from 2003-04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5">
            <text:p>205</text:p>
          </table:table-cell>
          <table:table-cell table:style-name="ce1" office:value-type="string">
            <text:p>Liabilities And Assets of Industrial Development Bank of India As On 31st March From 2000-01 To 2011-12</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figures of Liabilities (such as Paid-up capital, Reserves and surplus, Deposits, Borrowings and Other Liabilities) and Assets ( such as Cash in hand and balances with Banks, Investments, Loans and Advances, Fixed Assets and Other Assets) of Industrial Development Bank Of India (IDBI) as on 31st March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6">
            <text:p>206</text:p>
          </table:table-cell>
          <table:table-cell table:style-name="ce1" office:value-type="string">
            <text:p>Liabilities And Assets of Different Classes of Scheduled Commercial Banks As On 31st March From 2001 To 2011</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figures of Liabilities and Assets of different classes of scheduled commercial banks such as State Bank of India (SBI), Other Indian Banks (excluding State Bank, having paid up capital &amp; reserves of 50 lakhs and over) and Foreign Banks as on 31st March from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7">
            <text:p>207</text:p>
          </table:table-cell>
          <table:table-cell table:style-name="ce1" office:value-type="string">
            <text:p>Liabilities and Assets of IFCI Limited As On 31st March From 2000-01 To 2011-12</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figures of Liabilities and Assets of Industrial Finance Corporation of India (IFCI) Limited as on 31st March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8">
            <text:p>208</text:p>
          </table:table-cell>
          <table:table-cell table:style-name="ce1" office:value-type="string">
            <text:p>Exchange Rate of Rupee vis-a vis Selected Currencies of The World</text:p>
          </table:table-cell>
          <table:table-cell table:style-name="ce1" office:value-type="string">
            <text:p>Ministry of Statistics and Programme Implementation</text:p>
          </table:table-cell>
          <table:table-cell table:style-name="ce1" office:value-type="string">
            <text:p>EconomyFinance</text:p>
          </table:table-cell>
          <table:table-cell table:style-name="ce1" office:value-type="string">
            <text:p>Data provides details on exchange rate of rupee vis-a vis selected currencies (US Dollar, Pound Sterling, Euro, Yen, Canadian Dollar and Brazillian Dollar) of the world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09">
            <text:p>209</text:p>
          </table:table-cell>
          <table:table-cell table:style-name="ce1" office:value-type="string">
            <text:p>Foreign Exchange Reserves From 2000-01 To 2011-12</text:p>
          </table:table-cell>
          <table:table-cell table:style-name="ce1" office:value-type="string">
            <text:p>Ministry of Statistics and Programme Implementation</text:p>
          </table:table-cell>
          <table:table-cell table:style-name="ce1" office:value-type="string">
            <text:p>EconomyFinance</text:p>
          </table:table-cell>
          <table:table-cell table:style-name="ce1" office:value-type="string">
            <text:p>Data provides details on foreign exchange reserves in Indian currency and foreign exchange reserves in US dollar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0">
            <text:p>210</text:p>
          </table:table-cell>
          <table:table-cell table:style-name="ce1" office:value-type="string">
            <text:p>All India And State Wise Liabilities and Assets of State Financial Corporation As On 31st March</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All India (2000-01 to 2009-10) and State wise (2009-10) figures of Liabilities and Assets of State Financial Corporation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1">
            <text:p>211</text:p>
          </table:table-cell>
          <table:table-cell table:style-name="ce1" office:value-type="string">
            <text:p>Money Stock Measures From 2000-01 To 2011-12</text:p>
          </table:table-cell>
          <table:table-cell table:style-name="ce1" office:value-type="string">
            <text:p>Ministry of Statistics and Programme Implementation</text:p>
          </table:table-cell>
          <table:table-cell table:style-name="ce1" office:value-type="string">
            <text:p>EconomyFinance</text:p>
          </table:table-cell>
          <table:table-cell table:style-name="ce1" office:value-type="string">
            <text:p>Data provide details on money stock measures (such as notes in circulation, circulation of rupee coins, circulation of small coin and cash on hand with bank) as on March 31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2">
            <text:p>212</text:p>
          </table:table-cell>
          <table:table-cell table:style-name="ce1" office:value-type="string">
            <text:p>Number And Value of Coins Minted From 2000-01 To 2010-11</text:p>
          </table:table-cell>
          <table:table-cell table:style-name="ce1" office:value-type="string">
            <text:p>Ministry of Statistics and Programme Implementation</text:p>
          </table:table-cell>
          <table:table-cell table:style-name="ce1" office:value-type="string">
            <text:p>EconomyFinance</text:p>
          </table:table-cell>
          <table:table-cell table:style-name="ce1" office:value-type="string">
            <text:p>Data provides details on the number and value of coins (Stainless steel, Cupro-Nickel, Bi-metal and Nickel-brass) minted in Kolkata and Mumbai mints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3">
            <text:p>213</text:p>
          </table:table-cell>
          <table:table-cell table:style-name="ce1" office:value-type="string">
            <text:p>Liabilities And Assets of Banking Department And Issue Department of The Reserve Bank of India As On 30th June From 2001 To 2011</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figures of Liabilities and Assets Of Banking Department and Issue Department of The Reserve Bank of India (RBI) as on 30th June from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4">
            <text:p>214</text:p>
          </table:table-cell>
          <table:table-cell table:style-name="ce1" office:value-type="string">
            <text:p>Trends In Nominal And Real Effective Exchange Rate of Rupee - Trade Based Weights From 2004-05 To 2011-12</text:p>
          </table:table-cell>
          <table:table-cell table:style-name="ce1" office:value-type="string">
            <text:p>Ministry of Statistics and Programme Implementation</text:p>
          </table:table-cell>
          <table:table-cell table:style-name="ce1" office:value-type="string">
            <text:p>EconomyFinance</text:p>
          </table:table-cell>
          <table:table-cell table:style-name="ce1" office:value-type="string">
            <text:p>Data provides trends in nominal and real effective exchange rate of rupee (Trade Based Weights) from 2004-05 to 2011-12 (Base: 2004-05 =10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5">
            <text:p>215</text:p>
          </table:table-cell>
          <table:table-cell table:style-name="ce1" office:value-type="string">
            <text:p>Money Rates In India From 2000-01 To 2012-13</text:p>
          </table:table-cell>
          <table:table-cell table:style-name="ce1" office:value-type="string">
            <text:p>Ministry of Statistics and Programme Implementation</text:p>
          </table:table-cell>
          <table:table-cell table:style-name="ce1" office:value-type="string">
            <text:p>BankingFinance</text:p>
          </table:table-cell>
          <table:table-cell table:style-name="ce1" office:value-type="string">
            <text:p>This data provides Money Rates such as Bank rate as on 31st March, Discount rate, Advance rate, Lending rates, and major commercial banks call money rate (Mumbai) in India from 2000-01 to 2012-13.</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6">
            <text:p>216</text:p>
          </table:table-cell>
          <table:table-cell table:style-name="ce1" office:value-type="string">
            <text:p>Capital-At-Charge/Earnings And Expenses Of Railways From 2000-01 To 2010-11</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details on capital-at-charge, gross earnings, working expenses, net earnings, percentage of working expenses to gross earnings and percentage of net earnings to total capital-at-charge of Indian Railways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7">
            <text:p>217</text:p>
          </table:table-cell>
          <table:table-cell table:style-name="ce1" office:value-type="string">
            <text:p>Companies Newly Registered By Major Classification - Number And Authorised Capital As On 31st March 2009-10</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Data provides state/UT-wise details of companies (public and private) newly registered by major classification (Number and Authorised Capital) as on 31st March 2009-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8">
            <text:p>218</text:p>
          </table:table-cell>
          <table:table-cell table:style-name="ce1" office:value-type="string">
            <text:p>Number And Paid-up Capital of Public Companies And Private Companies At Work By Industrial Activity As On 31st March From 2001 To 2011</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the number and paid-up capital of Public Companies and Private Companies at work by Industrial activity such as Agriculture and Allied Activities, Mining and Quarrying, Manufacturing, Electricity,Gas and Water, Constructions, Wholesale &amp; Retail Trade and Restaurants and Hotels, Transport, Storage and Communication, Finance, Insurance, Real Estate and Business Services, Community, Social and Personal Services and Unclassified as on 31st March from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19">
            <text:p>219</text:p>
          </table:table-cell>
          <table:table-cell table:style-name="ce1" office:value-type="string">
            <text:p>Gross Traffic Earnings Of Indian Railways From 2001-02 To 2010-11</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details on gross traffic earnings of Indian Railways from coaching traffic (passenger traffic and other coaching traffic), good traffic and other miscellaneous earnings from 2001-02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0">
            <text:p>220</text:p>
          </table:table-cell>
          <table:table-cell table:style-name="ce1" office:value-type="string">
            <text:p>Companies Newly Registered By Industrial Activity - Number And Authorised Capital As On 31st March</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Data provides all India (from 2001 to 2011) and state/UT-wise (2010 and 2011) details of companies (public and private) newly created by industrial activity (number and authorised capital)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1">
            <text:p>221</text:p>
          </table:table-cell>
          <table:table-cell table:style-name="ce1" office:value-type="string">
            <text:p>State-wise Number And Paid-up Capital of Public Companies And Private Companies At Work As On 31st March From 2010 To 2011</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State-wise number and paid-up capital of Public Companies and Private Companies at work as on 31st March from 2010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2">
            <text:p>222</text:p>
          </table:table-cell>
          <table:table-cell table:style-name="ce1" office:value-type="string">
            <text:p>State-wise Number And Paid-up Capital of Public Companies and Private Companies Ceased To Work As On 31st March From 2009 To 2010</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State-wise number and paid-up capital of Public Companies and Private Companies ceased to work as on 31st March from 2009 to 20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3">
            <text:p>223</text:p>
          </table:table-cell>
          <table:table-cell table:style-name="ce1" office:value-type="string">
            <text:p>Financial Results Of Government Railways From 2001-02 to 2010-11</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details on financial results of government railways which includes capital-at-charge at the end of year, railway capital fund, gross traffic receipts, operating expenses, depreciation reserve fund, pension fund, net traffic receipts, net revenue, surplus or deficit, etc from 2001-02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4">
            <text:p>224</text:p>
          </table:table-cell>
          <table:table-cell table:style-name="ce1" office:value-type="string">
            <text:p>Number Of Persons Killed And Injured In Railway Related Accidents From 2002-03 To 2010-11</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details on number of passengers, railways servants and other persons (persons killed due to trespass and suicides) killed and injured in railway related accidents according to nature of accidents from 2002-03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5">
            <text:p>225</text:p>
          </table:table-cell>
          <table:table-cell table:style-name="ce1" office:value-type="string">
            <text:p>All India and Zone-wise Passengers / Goods Carried And Earnings Derived By Railways</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All India (2000-01 to 2010-11) and Zone-wise (2009-10 to 2010-11) details on number of passengers originating, load of goods carried and earnings derived therefrom by Railway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6">
            <text:p>226</text:p>
          </table:table-cell>
          <table:table-cell table:style-name="ce1" office:value-type="string">
            <text:p>Revenue Account Of Railways From 2000-01 To 2010-11 In Respect Of Which Government Is Financially Responsible</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details on revenue and expenditure of the Railways from 2000-01 to 2010-11 in respect of which government is financially responsibl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7">
            <text:p>227</text:p>
          </table:table-cell>
          <table:table-cell table:style-name="ce1" office:value-type="string">
            <text:p>Achievements of National Highways Development Projects From 2007-08 To 2011-12</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components-wise data on achievements of National Highways Development Projects (NHDP) from 2007-08 to 2011-12. It gives details of NHDP component-wise total length, completed 4/6 lane, under implementation length &amp; number of contracts and balance for award of civil work.</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8">
            <text:p>228</text:p>
          </table:table-cell>
          <table:table-cell table:style-name="ce1" office:value-type="string">
            <text:p>All India And State-wise Growth Of National Highways In India And Central Government Expenditure Incurred Thereon</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0-01 to 2011-12) and state-wise (2010-11 to 2011-12) details on growth of National Highways and Central Government expenditure on development and maintenance of National Highway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29">
            <text:p>229</text:p>
          </table:table-cell>
          <table:table-cell table:style-name="ce1" office:value-type="string">
            <text:p>All India And State-wise Length Of National And State Highways - By Width As On 31st March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1 to 2011) and State-wise (2008 to 2011) details on surfaced length of National Highways and surfaced length of State Highways as on 31st March for below standard single lane, standard single lane, standard double lane and standard multi lan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0">
            <text:p>230</text:p>
          </table:table-cell>
          <table:table-cell table:style-name="ce1" office:value-type="string">
            <text:p>Summary Of Railway Statistics From 2002-03 To 2010-11</text:p>
          </table:table-cell>
          <table:table-cell table:style-name="ce1" office:value-type="string">
            <text:p>Ministry of Statistics and Programme Implementation</text:p>
          </table:table-cell>
          <table:table-cell table:style-name="ce1" office:value-type="string">
            <text:p>RailwaysTransport</text:p>
          </table:table-cell>
          <table:table-cell table:style-name="ce1" office:value-type="string">
            <text:p>This data provides summary of railway statistics such as route open for traffic, net earnings, number of passengers carried, railway staff employed at the end of year, number of persons killed and train kilometres from 2002-03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1">
            <text:p>231</text:p>
          </table:table-cell>
          <table:table-cell table:style-name="ce1" office:value-type="string">
            <text:p>All India And State-wise Total And Surfaced Length Of Urban Roads By Authorities As On 31st March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1 to 2011) and state-wise (2008 to 2011) details on total and surfaced length of urban roads such as municipal roads, railways roads, port roads and military engineering service road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2">
            <text:p>232</text:p>
          </table:table-cell>
          <table:table-cell table:style-name="ce1" office:value-type="string">
            <text:p>All India and State-wise Total And Surfaced Road Length As On 31st March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1 to 2011) and state-wise (2008 to 2011) details on total and surfaced road length of Highways, urban roads and project roads as on 31st Marc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3">
            <text:p>233</text:p>
          </table:table-cell>
          <table:table-cell table:style-name="ce1" office:value-type="string">
            <text:p>All India And State-wise Length Of Highways By Authorities As On 31st March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1 to 2011) and state-wise (2008 to 2011) details on total and surfaced length of national highways, state highways, other PWD roads, zilla parishad roads, village panchayat roads, CD/panchayat samiti roads and rural road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4">
            <text:p>234</text:p>
          </table:table-cell>
          <table:table-cell table:style-name="ce1" office:value-type="string">
            <text:p>Central And State Revenue From Road Transport From 2001-02 To 2011-12</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details on state revenue (2001-02 to 2011-12) from motor vehicle tax and fees, sales tax on motor spirit and lubricants, sales tax on passenger and goods traffic and it also provides details on central revenues (2001-02 to 2011-12) from import duty and excise duty charged on motor vehicles and accessories, tyres and tubes, high speed diesel oil and motor spirit fue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5">
            <text:p>235</text:p>
          </table:table-cell>
          <table:table-cell table:style-name="ce1" office:value-type="string">
            <text:p>State-wise Total Registered Motor Vehicles In India From 2001 To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state-wise details on total number of registered motor vehicles in India from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6">
            <text:p>236</text:p>
          </table:table-cell>
          <table:table-cell table:style-name="ce1" office:value-type="string">
            <text:p>Total Registered Motor Vehicles In Million Plus Cities From 2001 To 2011</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city-wise details on total number of registered motor vehicles in million plus cities from 2001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7">
            <text:p>237</text:p>
          </table:table-cell>
          <table:table-cell table:style-name="ce1" office:value-type="string">
            <text:p>All India And State-wise Number Of Taxed And Tax-Exempted Motor Vehicles Registered In India</text:p>
          </table:table-cell>
          <table:table-cell table:style-name="ce1" office:value-type="string">
            <text:p>Ministry of Statistics and Programme Implementation</text:p>
          </table:table-cell>
          <table:table-cell table:style-name="ce1" office:value-type="string">
            <text:p>Road TransportTransport</text:p>
          </table:table-cell>
          <table:table-cell table:style-name="ce1" office:value-type="string">
            <text:p>This data provides all India (2001 to 2011) and state-wise (2009 to 2011) details on number of taxed and tax-exempted motor vehicles registered in India such as two wheelers, light motor vehicles (passengers), jeeps, cars, taxis, buses, goods vehicles and other miscellaneous vehicl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8">
            <text:p>238</text:p>
          </table:table-cell>
          <table:table-cell table:style-name="ce1" office:value-type="string">
            <text:p>Combined Rural And Urban Occupied Residential Houses And Households In The Country</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number of combined, rural and urban occupied residential houses and households in the country for the year 2001 and 2011. It also gives details on number of households per 100 occupied residential houses and number of persons per 100 households for the year 1991,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39">
            <text:p>239</text:p>
          </table:table-cell>
          <table:table-cell table:style-name="ce1" office:value-type="string">
            <text:p>Percentage Of Distribution Of Rural And Urban Census Houses According To The Uses To Which They Are Put</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the percentage of distribution of rural and urban census houses according to the uses to which they are put for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0">
            <text:p>240</text:p>
          </table:table-cell>
          <table:table-cell table:style-name="ce1" office:value-type="string">
            <text:p>Indian Aviation Scheduled Operations From 2001-02 To 2011-12</text:p>
          </table:table-cell>
          <table:table-cell table:style-name="ce1" office:value-type="string">
            <text:p>Ministry of Statistics and Programme Implementation</text:p>
          </table:table-cell>
          <table:table-cell table:style-name="ce1" office:value-type="string">
            <text:p>AviationTransport</text:p>
          </table:table-cell>
          <table:table-cell table:style-name="ce1" office:value-type="string">
            <text:p>This data provides details on Indian aviation scheduled operations for domestic and international services from 2001-02 to 2011-12. The details relates to hours flown, aircraft kilometres flown, passengers carried, passenger kilometres performed , passenger load factor, cargo carried, cargo carried-freight, cargo carried-mail, tonne kilometres performed, tonne kilometres performed for passenger, tonne kilometres performed for freight, tonne kilometres performed for mail, and weight load fa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1">
            <text:p>241</text:p>
          </table:table-cell>
          <table:table-cell table:style-name="ce1" office:value-type="string">
            <text:p>Percentage Of Distribution Of Rural And Urban Households By Size Of Dwelling Units Occupied</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percentage of distribution of rural and urban households by size of dwelling units occupied for 1991,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2">
            <text:p>242</text:p>
          </table:table-cell>
          <table:table-cell table:style-name="ce1" office:value-type="string">
            <text:p>Total Traffic And Operating Statistics Of Air India On Non-scheduled Revenue Services From 2000-01 To 2010-11</text:p>
          </table:table-cell>
          <table:table-cell table:style-name="ce1" office:value-type="string">
            <text:p>Ministry of Statistics and Programme Implementation</text:p>
          </table:table-cell>
          <table:table-cell table:style-name="ce1" office:value-type="string">
            <text:p>AviationTransport</text:p>
          </table:table-cell>
          <table:table-cell table:style-name="ce1" office:value-type="string">
            <text:p>This data provides details on total traffic and operating statistics of Air India on non-scheduled revenue services from 2000-01 to 2010-11. The details relates to hours flown, kilometres flown, passenger carried, passenger kilometres performed, freight carried, tonne kilometres performed, available tonne-kilometres and weight load fa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3">
            <text:p>243</text:p>
          </table:table-cell>
          <table:table-cell table:style-name="ce1" office:value-type="string">
            <text:p>State-wise Percentage Of Distribution Of Rural And Urban Households Having Electricity</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of distribution of rural and urban households having electricity for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4">
            <text:p>244</text:p>
          </table:table-cell>
          <table:table-cell table:style-name="ce1" office:value-type="string">
            <text:p>State-wise Percentage Of Distribution Of Rural And Urban Households Having Safe Drinking Water Facilities</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of distribution of rural and urban households having safe drinking water facilities for 1991 and 200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5">
            <text:p>245</text:p>
          </table:table-cell>
          <table:table-cell table:style-name="ce1" office:value-type="string">
            <text:p>State-wise Percentage Of Distribution Of Rural And Urban Households Having Toilet Facilities</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of distribution of rural and urban households having toilet facilities for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6">
            <text:p>246</text:p>
          </table:table-cell>
          <table:table-cell table:style-name="ce1" office:value-type="string">
            <text:p>State-wise Plan Expenditure For Public Sector By Heads Of Development From 2007-08 To 2010-11</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State-wise plan expenditure for public sector by heads of development from 2007-08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7">
            <text:p>247</text:p>
          </table:table-cell>
          <table:table-cell table:style-name="ce1" office:value-type="string">
            <text:p>State-wise Percentage Of Distribution Of Rural And Urban Households By Type Of Dwellings</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of distribution of rural and urban households by type of dwellings such as independent house, flat and oth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8">
            <text:p>248</text:p>
          </table:table-cell>
          <table:table-cell table:style-name="ce1" office:value-type="string">
            <text:p>Plan Outlay And Expenditure In Centre / States And Union Territories</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contains plan outlay and expenditure in Centre, State and Union Territories, from first five year plan to eleventh five year pla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49">
            <text:p>249</text:p>
          </table:table-cell>
          <table:table-cell table:style-name="ce1" office:value-type="string">
            <text:p>Percentage Distribution Of Rural And Urban Households By Source Of Drinking Water</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details on percentage distribution of rural and urban households by source of drinking water such as tap, well, tubewell/handpump, tank/pond, river, canal and lake, springs and others for 2001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0">
            <text:p>250</text:p>
          </table:table-cell>
          <table:table-cell table:style-name="ce1" office:value-type="string">
            <text:p>State-wise Percentage Distribution Of Rural And Urban Households By Type Of Latrine</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distribution of rural and urban households by type of latrine as per NSSO Survey Report (65th Roun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1">
            <text:p>251</text:p>
          </table:table-cell>
          <table:table-cell table:style-name="ce1" office:value-type="string">
            <text:p>State-wise Revised State Plan Outlay By Heads Of Development For 2011-12</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revised state plan outlay for 2011-12 by heads of development. The heads of development are following - agriculture and allied activities, rural development, special area program, irrigation and flood control, energy, industry and minerals, transport, science technology and environment, general economic services, social services and general servic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2">
            <text:p>252</text:p>
          </table:table-cell>
          <table:table-cell table:style-name="ce1" office:value-type="string">
            <text:p>Average Covered Area Of Dwelling Unit By States And By Type Of Dwelling Unit</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average covered area (in square metres) of dwelling unit by states and by type of dwelling unit such as independent house, flat and others as per NSSO Survey Report (65th Round).</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3">
            <text:p>253</text:p>
          </table:table-cell>
          <table:table-cell table:style-name="ce1" office:value-type="string">
            <text:p>State-wise Percentage Distribution Of Combined/Rural And Urban Households Living In Various Types Of Houses</text:p>
          </table:table-cell>
          <table:table-cell table:style-name="ce1" office:value-type="string">
            <text:p>Ministry of Statistics and Programme Implementation</text:p>
          </table:table-cell>
          <table:table-cell table:style-name="ce1" office:value-type="string">
            <text:p>Housing</text:p>
          </table:table-cell>
          <table:table-cell table:style-name="ce1" office:value-type="string">
            <text:p>This data provides state-wise percentage distribution of households living in various types of houses such as pucca, semi-pucca and kutcha houses. The details are given in three different worksheets for combined, rural and urban households respectivel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4">
            <text:p>254</text:p>
          </table:table-cell>
          <table:table-cell table:style-name="ce1" office:value-type="string">
            <text:p>Export Growth And Share In World Exports For India And Other Countries</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set provides details on export growth rate, export value, share in world exports for India and other countr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5">
            <text:p>255</text:p>
          </table:table-cell>
          <table:table-cell table:style-name="ce1" office:value-type="string">
            <text:p>Human Development Index Of India And The World</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the Human development index of India and the World from the following years - 1980, 1985, 1990, 1995, 2000, 2001, 2002, 2003, 2004, 2005, 2006, 2007, 2008, 2009, 2010, and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6">
            <text:p>256</text:p>
          </table:table-cell>
          <table:table-cell table:style-name="ce1" office:value-type="string">
            <text:p>Human Development Index And Its Components For G-20 Countries</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for G-20 countries details on Human development index (HDI), HDI Rank, Life expectancy at birth, Maternal mortality ratio, Fertility rate, Adolescent Fertility Rate, Mean years of schooling, Population with atleast secondary education, and Labour force participation rat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7">
            <text:p>257</text:p>
          </table:table-cell>
          <table:table-cell table:style-name="ce1" office:value-type="string">
            <text:p>Plan Outlay And Expenditure For Public Sector By Heads Of Development</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details on plan outlay and expenditure for public sector by heads of development of Central government, and States and Union Territories for Tenth and Eleventh Five Year Pla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8">
            <text:p>258</text:p>
          </table:table-cell>
          <table:table-cell table:style-name="ce1" office:value-type="string">
            <text:p>Coasting Trade - Total Value Of Import Merchandise To Various Maritime Blocks Of India From 2000-01 To 2009-10</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total value of import merchandise to various maritime blocks of India from 2000-01 to 2009-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59">
            <text:p>259</text:p>
          </table:table-cell>
          <table:table-cell table:style-name="ce1" office:value-type="string">
            <text:p>Coasting Trade - Total Value Of Export Merchandise From Various Maritime Blocks Of India From 2000-01 To 2009-10</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total value of export merchandise to various maritime blocks of India from 2000-01 to 2009-1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0">
            <text:p>260</text:p>
          </table:table-cell>
          <table:table-cell table:style-name="ce1" office:value-type="string">
            <text:p>Foreign Trade - Overall Trade In Merchandise And Treasure From 2001-02 To 2011-12</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overall foreign trade figures in Merchandise and Treasure from 2001-02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1">
            <text:p>261</text:p>
          </table:table-cell>
          <table:table-cell table:style-name="ce1" office:value-type="string">
            <text:p>Summary Of The Value Of Merchandise Trade By Revised Economic Regions From 2008-09 To 2011-12</text:p>
          </table:table-cell>
          <table:table-cell table:style-name="ce1" office:value-type="string">
            <text:p>Ministry of Statistics and Programme Implementation</text:p>
          </table:table-cell>
          <table:table-cell table:style-name="ce1" office:value-type="string">
            <text:p>Commerce</text:p>
          </table:table-cell>
          <table:table-cell table:style-name="ce1" office:value-type="string">
            <text:p>This data provides the summary of the value of import and export of merchandise trade by revised economic regions from 2008-09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2">
            <text:p>262</text:p>
          </table:table-cell>
          <table:table-cell table:style-name="ce1" office:value-type="string">
            <text:p>Index Numbers Of Exports Of The Unit Values And Of Quantum Of Exports From 2000-01 To 2011-12</text:p>
          </table:table-cell>
          <table:table-cell table:style-name="ce1" office:value-type="string">
            <text:p>Ministry of Statistics and Programme Implementation</text:p>
          </table:table-cell>
          <table:table-cell table:style-name="ce1" office:value-type="string">
            <text:p>ExportCommerce</text:p>
          </table:table-cell>
          <table:table-cell table:style-name="ce1" office:value-type="string">
            <text:p>This data provides commodity head-wise index numbers of exports of the unit values and of quantum of export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3">
            <text:p>263</text:p>
          </table:table-cell>
          <table:table-cell table:style-name="ce1" office:value-type="string">
            <text:p>Index Numbers Of Imports Of The Unit Values And Of Quantum Of Imports From 2000-01 To 2011-12</text:p>
          </table:table-cell>
          <table:table-cell table:style-name="ce1" office:value-type="string">
            <text:p>Ministry of Statistics and Programme Implementation</text:p>
          </table:table-cell>
          <table:table-cell table:style-name="ce1" office:value-type="string">
            <text:p>ImportCommerce</text:p>
          </table:table-cell>
          <table:table-cell table:style-name="ce1" office:value-type="string">
            <text:p>This data provides commodity head-wise index numbers of imports of the unit values and of quantum of import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4">
            <text:p>264</text:p>
          </table:table-cell>
          <table:table-cell table:style-name="ce1" office:value-type="string">
            <text:p>Area / Population And Income Of G-20 Countries</text:p>
          </table:table-cell>
          <table:table-cell table:style-name="ce1" office:value-type="string">
            <text:p>Ministry of Statistics and Programme Implementation</text:p>
          </table:table-cell>
          <table:table-cell table:style-name="ce1" office:value-type="string">
            <text:p>All</text:p>
          </table:table-cell>
          <table:table-cell table:style-name="ce1" office:value-type="string">
            <text:p>This data provides for G-20 countries details on area, population, gross domestic product (GDP), domestic product per capita income and purchasing power from 2010 to 20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5">
            <text:p>265</text:p>
          </table:table-cell>
          <table:table-cell table:style-name="ce1" office:value-type="string">
            <text:p>Capital Formation By Type Of Assets And By Type Of Institutions At Current Prices From 2004-05 To 201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data provides details on capital formation by type of assets and by type of institutions at current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6">
            <text:p>266</text:p>
          </table:table-cell>
          <table:table-cell table:style-name="ce1" office:value-type="string">
            <text:p>Capital Formation By Type Of Assets And By Type Of Institutions At Constant Prices From 2004-05 To 201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data provides details on capital formation by type of assets and by type of institutions at constant (2004-05)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7">
            <text:p>267</text:p>
          </table:table-cell>
          <table:table-cell table:style-name="ce1" office:value-type="string">
            <text:p>Domestic Saving By Type Of Institution At Current Prices From 2004-05 To 201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data provides details on domestic saving by type of institution at current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8">
            <text:p>268</text:p>
          </table:table-cell>
          <table:table-cell table:style-name="ce1" office:value-type="string">
            <text:p>Gross Domestic Product At Factor Cost By Industry At Current Prices From 2004-05 To 201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data provides details on Gross Domestic Product (GDP) at factor cost by type of Industry at current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69">
            <text:p>269</text:p>
          </table:table-cell>
          <table:table-cell table:style-name="ce1" office:value-type="string">
            <text:p>Gross Domestic Product At Factor Cost By Industry At Constant Prices From 2004-05 To 2010-11</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is data provides details on Gross Domestic Product (GDP) at factor cost by type of Industry at constant (2004-05)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0">
            <text:p>270</text:p>
          </table:table-cell>
          <table:table-cell table:style-name="ce1" office:value-type="string">
            <text:p>Net Domestic Product By Economic Activity At Current Prices From 2004-05 To 2010-11</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Net Domestic Product (NDP) by economic activity at current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1">
            <text:p>271</text:p>
          </table:table-cell>
          <table:table-cell table:style-name="ce1" office:value-type="string">
            <text:p>Net Domestic Product By Economic Activity At Constant Prices From 2004-05 To 2010-11</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Net Domestic Product (NDP) by economic activity at constant (2004-05)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2">
            <text:p>272</text:p>
          </table:table-cell>
          <table:table-cell table:style-name="ce1" office:value-type="string">
            <text:p>Private Final Consumption Expenditure In Domestic Market At Current Prices From 2004-05 To 2010-11</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private final consumption expenditure in domestic market at current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3">
            <text:p>273</text:p>
          </table:table-cell>
          <table:table-cell table:style-name="ce1" office:value-type="string">
            <text:p>Private Final Consumption Expenditure In Domestic Market At Constant Prices From 2004-05 To 2010-11</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private final consumption expenditure in domestic market at constant (2004-05) prices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4">
            <text:p>274</text:p>
          </table:table-cell>
          <table:table-cell table:style-name="ce1" office:value-type="string">
            <text:p>Performance Of Public Sector At Current Prices From 2004-05 To 2010-11</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performance of Public Sector at current prices and percentage share of public sector in total share (Public + Private) from 2004-05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5">
            <text:p>275</text:p>
          </table:table-cell>
          <table:table-cell table:style-name="ce1" office:value-type="string">
            <text:p>National Income At Factor Cost At Current Prices From 2004-05 To 2011-12</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National Income at factor cost at current prices from 2004-05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6">
            <text:p>276</text:p>
          </table:table-cell>
          <table:table-cell table:style-name="ce1" office:value-type="string">
            <text:p>National Income At Factor Cost At 2004-05 Prices From 2004-05 To 2011-12</text:p>
          </table:table-cell>
          <table:table-cell table:style-name="ce1" office:value-type="string">
            <text:p>Ministry of Statistics and Programme Implementation</text:p>
          </table:table-cell>
          <table:table-cell table:style-name="ce1" office:value-type="string">
            <text:p>Macro EconomyEconomy</text:p>
          </table:table-cell>
          <table:table-cell table:style-name="ce1" office:value-type="string">
            <text:p>This data provides details on National Income at factor cost at 2004-05 prices from 2004-05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7">
            <text:p>277</text:p>
          </table:table-cell>
          <table:table-cell table:style-name="ce1" office:value-type="string">
            <text:p>Value Of Imports Of Merchandise Into India By Principal Countries Of Consignment From 2000-01 To 2011-12</text:p>
          </table:table-cell>
          <table:table-cell table:style-name="ce1" office:value-type="string">
            <text:p>Ministry of Statistics and Programme Implementation</text:p>
          </table:table-cell>
          <table:table-cell table:style-name="ce1" office:value-type="string">
            <text:p>ImportCommerce</text:p>
          </table:table-cell>
          <table:table-cell table:style-name="ce1" office:value-type="string">
            <text:p>This data provides the value of imports of merchandise into India by principal countries of consignment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8">
            <text:p>278</text:p>
          </table:table-cell>
          <table:table-cell table:style-name="ce1" office:value-type="string">
            <text:p>Value Of Exports Of Merchandise From India By Principal Countries Of Destination From 2000-01 To 2011-12</text:p>
          </table:table-cell>
          <table:table-cell table:style-name="ce1" office:value-type="string">
            <text:p>Ministry of Statistics and Programme Implementation</text:p>
          </table:table-cell>
          <table:table-cell table:style-name="ce1" office:value-type="string">
            <text:p>ExportCommerce</text:p>
          </table:table-cell>
          <table:table-cell table:style-name="ce1" office:value-type="string">
            <text:p>This data provides value of exports of merchandise (Indian produce and manufactures), from India by principal countries of destination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79">
            <text:p>279</text:p>
          </table:table-cell>
          <table:table-cell table:style-name="ce1" office:value-type="string">
            <text:p>All India and State-wise Actual Police Strength</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actual strength of armed police and civil police at the end of yea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0">
            <text:p>280</text:p>
          </table:table-cell>
          <table:table-cell table:style-name="ce1" office:value-type="string">
            <text:p>General Funds of Registered Trade Union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Data provides all India (from 2000 to 2008) and state-wise (2007 and 2008) details on general funds of registered trade unions (workers' unions, employers' unions, workers' central union and workers' state union).</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1">
            <text:p>281</text:p>
          </table:table-cell>
          <table:table-cell table:style-name="ce1" office:value-type="string">
            <text:p>All India And State-wise Disposal Of Juveniles Arrested Under IPC And SLL Crime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disposal of juveniles arrested (under IPC And SLL) crim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2">
            <text:p>282</text:p>
          </table:table-cell>
          <table:table-cell table:style-name="ce1" office:value-type="string">
            <text:p>All India And State-wise Disposal Of Persons Arrested Under IPC By Court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disposal of persons arrested under IPC by cour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3">
            <text:p>283</text:p>
          </table:table-cell>
          <table:table-cell table:style-name="ce1" office:value-type="string">
            <text:p>Number of Registered Trade Unions</text:p>
          </table:table-cell>
          <table:table-cell table:style-name="ce1" office:value-type="string">
            <text:p>Ministry of Statistics and Programme Implementation</text:p>
          </table:table-cell>
          <table:table-cell table:style-name="ce1" office:value-type="string">
            <text:p>Labour &amp; Employment</text:p>
          </table:table-cell>
          <table:table-cell table:style-name="ce1" office:value-type="string">
            <text:p>Data provides all India (from 2000 to 2008) and state-wise (2007 and 2008) details on the number of registered trade unions (such as workers unions and employers union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4">
            <text:p>284</text:p>
          </table:table-cell>
          <table:table-cell table:style-name="ce1" office:value-type="string">
            <text:p>Consumer Price Index For Industrial Workers</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Data provides state-wise consumer price index for industrial workers from 2007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5">
            <text:p>285</text:p>
          </table:table-cell>
          <table:table-cell table:style-name="ce1" office:value-type="string">
            <text:p>Consumer Price Index For Agricultural Labourers And Rural Labourers From 2005-06 To 2011-12</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Data provides state-wise details on consumer price index for agricultural labourers and rural labourers from 2005-06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6">
            <text:p>286</text:p>
          </table:table-cell>
          <table:table-cell table:style-name="ce1" office:value-type="string">
            <text:p>Index Number of Wholesale Prices In India By Major Groups / Groups / Sub-Groups</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Data provides index number of wholesale prices in India by major groups, groups and sub-groups from 2005-06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7">
            <text:p>287</text:p>
          </table:table-cell>
          <table:table-cell table:style-name="ce1" office:value-type="string">
            <text:p>All India And State-wise Disposal of Total Cognizable Crime Cases Under IPC By Court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disposal of total cognizable crime cases under IPC by cour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8">
            <text:p>288</text:p>
          </table:table-cell>
          <table:table-cell table:style-name="ce1" office:value-type="string">
            <text:p>Crime Statistics On Property Stolen And Recovered Cases From 2001 To 2011</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details on crime statistics on property stolen and recovered cases from 2001 to 2011. Details of property stolen and recovered are provided under different categories of crime such as dacoity, robbery, burglary, theft, criminal breach of trust, and other offens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89">
            <text:p>289</text:p>
          </table:table-cell>
          <table:table-cell table:style-name="ce1" office:value-type="string">
            <text:p>Budgetary Position of The Government of India From 2000-01 To 2011-12</text:p>
          </table:table-cell>
          <table:table-cell table:style-name="ce1" office:value-type="string">
            <text:p>Ministry of Statistics and Programme Implementation</text:p>
          </table:table-cell>
          <table:table-cell table:style-name="ce1" office:value-type="string">
            <text:p>Finance</text:p>
          </table:table-cell>
          <table:table-cell table:style-name="ce1" office:value-type="string">
            <text:p>Data provides budgetary position of the government of India from 2000-01 to 2011-12 for items such as revenue receipts, non-tax revenue, revenue expenditure, revenue deficit, capital receipts and capital expenditu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0">
            <text:p>290</text:p>
          </table:table-cell>
          <table:table-cell table:style-name="ce1" office:value-type="string">
            <text:p>Receipts Under Corporation Tax From 2000-01 To 2011-12</text:p>
          </table:table-cell>
          <table:table-cell table:style-name="ce1" office:value-type="string">
            <text:p>Ministry of Statistics and Programme Implementation</text:p>
          </table:table-cell>
          <table:table-cell table:style-name="ce1" office:value-type="string">
            <text:p>Finance</text:p>
          </table:table-cell>
          <table:table-cell table:style-name="ce1" office:value-type="string">
            <text:p>Data provides details on the receipts under corporation tax from 2000-01 to 2011-12 in head of account such as Minor Head-Other Receipts, Head-Income Tax on Companies, Minor Head-sur Tax Net Receipt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1">
            <text:p>291</text:p>
          </table:table-cell>
          <table:table-cell table:style-name="ce1" office:value-type="string">
            <text:p>Receipts Under Income Tax From 2000-01 To 2011-12</text:p>
          </table:table-cell>
          <table:table-cell table:style-name="ce1" office:value-type="string">
            <text:p>Ministry of Statistics and Programme Implementation</text:p>
          </table:table-cell>
          <table:table-cell table:style-name="ce1" office:value-type="string">
            <text:p>Finance</text:p>
          </table:table-cell>
          <table:table-cell table:style-name="ce1" office:value-type="string">
            <text:p>Data provides details on receipts under income tax from 2000-01 to 2011-12 in head of account such as Minor Head-Other Receipts, Minor Head-Surcharge, Penalties, Interest Recoveries, Primary Eduction Cess, Secondary and Higher Education Ces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2">
            <text:p>292</text:p>
          </table:table-cell>
          <table:table-cell table:style-name="ce1" office:value-type="string">
            <text:p>Revenue From Customs Duties From 2000-01 To 2011-12</text:p>
          </table:table-cell>
          <table:table-cell table:style-name="ce1" office:value-type="string">
            <text:p>Ministry of Statistics and Programme Implementation</text:p>
          </table:table-cell>
          <table:table-cell table:style-name="ce1" office:value-type="string">
            <text:p>RevenueFinance</text:p>
          </table:table-cell>
          <table:table-cell table:style-name="ce1" office:value-type="string">
            <text:p>Data provides details on revenue from customs duties (import duties, export duties, export cess duties and other receipt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3">
            <text:p>293</text:p>
          </table:table-cell>
          <table:table-cell table:style-name="ce1" office:value-type="string">
            <text:p>Revenue From Union Excise Duties From 2000-01 To 2011-12</text:p>
          </table:table-cell>
          <table:table-cell table:style-name="ce1" office:value-type="string">
            <text:p>Ministry of Statistics and Programme Implementation</text:p>
          </table:table-cell>
          <table:table-cell table:style-name="ce1" office:value-type="string">
            <text:p>RevenueFinance</text:p>
          </table:table-cell>
          <table:table-cell table:style-name="ce1" office:value-type="string">
            <text:p>Data provides details on revenue from union excise dutie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4">
            <text:p>294</text:p>
          </table:table-cell>
          <table:table-cell table:style-name="ce1" office:value-type="string">
            <text:p>All India And State-wise Juveniles Apprehended Under Cognizable Crime</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juveniles apprehended under cognizable crime under Indian Penal Code (IPC) and Special &amp; Local Laws (SL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5">
            <text:p>295</text:p>
          </table:table-cell>
          <table:table-cell table:style-name="ce1" office:value-type="string">
            <text:p>Estimated Number of Postcards / Letters / Newspapers / Parcels And Packets Handled From 2000-01 To 2010-11</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details on estimated number of postcards, letters, newspapers, parcels and packets handled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6">
            <text:p>296</text:p>
          </table:table-cell>
          <table:table-cell table:style-name="ce1" office:value-type="string">
            <text:p>General Statistics of Post Offices From 2000-01 To 2010-11</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general statistics of post offices (including letter boxes, total strength of establishments, total postal mail traffic, number of money orders and number of value payable articles sent)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7">
            <text:p>297</text:p>
          </table:table-cell>
          <table:table-cell table:style-name="ce1" office:value-type="string">
            <text:p>All India And State-wise Juvenile Delinquency Under Special And Local Law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juvenile delinquency under Special And Local Laws (SL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8">
            <text:p>298</text:p>
          </table:table-cell>
          <table:table-cell table:style-name="ce1" office:value-type="string">
            <text:p>All India And State-wise Juveniles Delinquency Under IPC Case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juveniles delinquency under Indian Penal Code (IPC).</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299">
            <text:p>299</text:p>
          </table:table-cell>
          <table:table-cell table:style-name="ce1" office:value-type="string">
            <text:p>Number of Post Offices / Letter Boxes And Postal Articles For 2009-10 And 2010-11</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circle-wise details on the number of post offices, letter boxes and estimated number of postal articles handled (excluding money orders) for 2009-10 and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0">
            <text:p>300</text:p>
          </table:table-cell>
          <table:table-cell table:style-name="ce1" office:value-type="string">
            <text:p>All India And State-wise Juveniles Apprehended By Age Group And Sex</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juveniles apprehended by age group and sex under Indian Penal Code (IPC) and Special &amp; Local Laws (SL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1">
            <text:p>301</text:p>
          </table:table-cell>
          <table:table-cell table:style-name="ce1" office:value-type="string">
            <text:p>Number of Telephones In India</text:p>
          </table:table-cell>
          <table:table-cell table:style-name="ce1" office:value-type="string">
            <text:p>Ministry of Statistics and Programme Implementation</text:p>
          </table:table-cell>
          <table:table-cell table:style-name="ce1" office:value-type="string">
            <text:p>TelecomInformation and Communications</text:p>
          </table:table-cell>
          <table:table-cell table:style-name="ce1" office:value-type="string">
            <text:p>Data provides all India (from 2004 to 2011) and state-wise (2010 and 2011) details on the number of telephones (including wireline phones and wireless phones) i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2">
            <text:p>302</text:p>
          </table:table-cell>
          <table:table-cell table:style-name="ce1" office:value-type="string">
            <text:p>Number of Post Office Savings Banks / Depositors And Amount of Deposits From 2000-01 To 2011-12</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details on the number of post office savings banks, depositors and amount of deposit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3">
            <text:p>303</text:p>
          </table:table-cell>
          <table:table-cell table:style-name="ce1" office:value-type="string">
            <text:p>All India And State-wise Distribution of Juveniles Arrested Under IPC, Special Law and Local Laws By Economic Set-Up and Recidivism</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distribution of juveniles arrested under Indian Penal Code (IPC) And Special And Local Laws (SLL) by economic set-up and recidivism.</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4">
            <text:p>304</text:p>
          </table:table-cell>
          <table:table-cell table:style-name="ce1" office:value-type="string">
            <text:p>Receipts And Charges of The Post Offices From 2000-01 To 2011-12</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details on the receipts and charges of the post offices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5">
            <text:p>305</text:p>
          </table:table-cell>
          <table:table-cell table:style-name="ce1" office:value-type="string">
            <text:p>All India And State-wise Motives Of Murder And Culpable Homicide Not Amounting To Murder</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motives of murder and culpable homicide not amounting to murd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6">
            <text:p>306</text:p>
          </table:table-cell>
          <table:table-cell table:style-name="ce1" office:value-type="string">
            <text:p>Telephones Per 100 Population - State-Wise From 2000 To 2011</text:p>
          </table:table-cell>
          <table:table-cell table:style-name="ce1" office:value-type="string">
            <text:p>Ministry of Statistics and Programme Implementation</text:p>
          </table:table-cell>
          <table:table-cell table:style-name="ce1" office:value-type="string">
            <text:p>TelecomInformation and Communications</text:p>
          </table:table-cell>
          <table:table-cell table:style-name="ce1" office:value-type="string">
            <text:p>Data provides state-wise details on the number of telephones per 100 population from 2000 to 2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7">
            <text:p>307</text:p>
          </table:table-cell>
          <table:table-cell table:style-name="ce1" office:value-type="string">
            <text:p>All India And State-wise details on Number of Persons Arrested Under Different IPC Crimes By Sex</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all India and state-wise number of persons arrested under different Indian Penal Code (IPC) crimes by s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8">
            <text:p>308</text:p>
          </table:table-cell>
          <table:table-cell table:style-name="ce1" office:value-type="string">
            <text:p>Total Number of Money Orders And Amount of Money Orders</text:p>
          </table:table-cell>
          <table:table-cell table:style-name="ce1" office:value-type="string">
            <text:p>Ministry of Statistics and Programme Implementation</text:p>
          </table:table-cell>
          <table:table-cell table:style-name="ce1" office:value-type="string">
            <text:p>PostInformation and Communications</text:p>
          </table:table-cell>
          <table:table-cell table:style-name="ce1" office:value-type="string">
            <text:p>Data provides all India (from 2000-01 to 2010-11) and state-wise (2009-10 and 2010-11) details on the total number and amount of money order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09">
            <text:p>309</text:p>
          </table:table-cell>
          <table:table-cell table:style-name="ce1" office:value-type="string">
            <text:p>All India And State-wise Educational And Family Background Of Juveniles Arrested Under IPC And Special And Local Laws</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educational and family background of juveniles arrested under Indian Penal Code (IPC) and Special and Local Laws (SL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0">
            <text:p>310</text:p>
          </table:table-cell>
          <table:table-cell table:style-name="ce1" office:value-type="string">
            <text:p>All India and State-wise Number Of Cognizable Crime Under IPC And Strength Of Police Force</text:p>
          </table:table-cell>
          <table:table-cell table:style-name="ce1" office:value-type="string">
            <text:p>Ministry of Statistics and Programme Implementation</text:p>
          </table:table-cell>
          <table:table-cell table:style-name="ce1" office:value-type="string">
            <text:p>PoliceHome Affairs &amp; Enforcement</text:p>
          </table:table-cell>
          <table:table-cell table:style-name="ce1" office:value-type="string">
            <text:p>This data provides all India (2001 to 2011) and state-wise (2009 to 2011) details on number of cognizable crime under Indian Penal Code (IPC) and strength of police forc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1">
            <text:p>311</text:p>
          </table:table-cell>
          <table:table-cell table:style-name="ce1" office:value-type="string">
            <text:p>New Life Insurance Business By Indian Insurers And Total Life Insurance Business In Force From 2000-01 To 2010-11</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This data provides details on new life insurance business by Indian insurers and total life insurance business in force from 2000-01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2">
            <text:p>312</text:p>
          </table:table-cell>
          <table:table-cell table:style-name="ce1" office:value-type="string">
            <text:p>Gross Direct Premium Income of Public Sector General Insurance Companies From 2000-01 To 2010-11</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Data provides details on gross direct premium income (GDP) of public sector general insurance companies from 2000-01 to 2010-11. The premium income included in revenue account for fire, marine and miscellaneous in India and outside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3">
            <text:p>313</text:p>
          </table:table-cell>
          <table:table-cell table:style-name="ce1" office:value-type="string">
            <text:p>Growth of Postal Life Insurance And Rural Postal Life Insurance From 2001-02 To 2011-12</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Data provides details on achievement of policy, sum assured, premium income and growth of postal life insurance (PLI) and rural postal life insurance (RPLI) from 2001-02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4">
            <text:p>314</text:p>
          </table:table-cell>
          <table:table-cell table:style-name="ce1" office:value-type="string">
            <text:p>Liabilities And Assets of The Life Insurance Corporation of India From 2001-02 To 2010-11</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Data provides details on liabilities and assets of the Life Insurance Corporation of India (LIC) from 2001-02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5">
            <text:p>315</text:p>
          </table:table-cell>
          <table:table-cell table:style-name="ce1" office:value-type="string">
            <text:p>Post Office Life Insurance Fund Account From 2000-01 To 2011-12</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This data provides details on receipts and payments of post office life insurance fund account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6">
            <text:p>316</text:p>
          </table:table-cell>
          <table:table-cell table:style-name="ce1" office:value-type="string">
            <text:p>Life Insurance Revenue Account of The Life Insurance Corporation of India From 2001-02 To 2010-11</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Data provides details on life insurance revenue account of the Life Insurance Corporation of India from 2001-02 to 2010-11.</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7">
            <text:p>317</text:p>
          </table:table-cell>
          <table:table-cell table:style-name="ce1" office:value-type="string">
            <text:p>Postal Life Insurance Policies Issued From 2000-01 To 2011-12</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The data provides details on number and amount of postal life insurance policies issued from 2000-01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8">
            <text:p>318</text:p>
          </table:table-cell>
          <table:table-cell table:style-name="ce1" office:value-type="string">
            <text:p>Postal Life Insurance And Rural Postal Life Insurance Polices Issued From 2001-02 To 2011-12</text:p>
          </table:table-cell>
          <table:table-cell table:style-name="ce1" office:value-type="string">
            <text:p>Ministry of Statistics and Programme Implementation</text:p>
          </table:table-cell>
          <table:table-cell table:style-name="ce1" office:value-type="string">
            <text:p>InsuranceIndustries</text:p>
          </table:table-cell>
          <table:table-cell table:style-name="ce1" office:value-type="string">
            <text:p>This data provides details on Postal Life Insurance (PLI) and Rural Postal Life Insurance (RPLI) polices issued from 2001-02 to 2011-12.</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19">
            <text:p>319</text:p>
          </table:table-cell>
          <table:table-cell table:style-name="ce1" office:value-type="string">
            <text:p>State Level Consumer Price Index (Rural/Urban) Upto March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0">
            <text:p>320</text:p>
          </table:table-cell>
          <table:table-cell table:style-name="ce1" office:value-type="string">
            <text:p>All India Consumer Price Index (Rural/Urban) Upto March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CPI) for Rural &amp; Urban with base year 2010. Published by Central Statistical Office and released on 12th of every month. The data contains group wise all India Ind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1">
            <text:p>321</text:p>
          </table:table-cell>
          <table:table-cell table:style-name="ce1" office:value-type="string">
            <text:p>All India Consumer Price Index (Rural/Urban) Upto February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CPI) for Rural &amp; Urban with base year 2010. Published by Central Statistical Office and released on the 12th of every month. The data contains group wise all India Ind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2">
            <text:p>322</text:p>
          </table:table-cell>
          <table:table-cell table:style-name="ce1" office:value-type="string">
            <text:p>State Level Consumer Price Index (Rural/Urban) Upto Feburary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3">
            <text:p>323</text:p>
          </table:table-cell>
          <table:table-cell table:style-name="ce1" office:value-type="string">
            <text:p>Quarterly Estimates of GDP at Current Prices, Base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dataset comprises latest quarterly estimates of Gross Domestic Product, Final Consumption Expenditure and other macro economic aggregates at current pric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4">
            <text:p>324</text:p>
          </table:table-cell>
          <table:table-cell table:style-name="ce1" office:value-type="string">
            <text:p>Quarterly Estimates of GDP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dataset comprises latest quarterly estimates of Gross Domestic Product, Final Consumption Expenditure and other macro economic aggregates at constant(2004-05) pric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5">
            <text:p>325</text:p>
          </table:table-cell>
          <table:table-cell table:style-name="ce1" office:value-type="string">
            <text:p>All India Consumer Price Index (Rural/Urban) Upto April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 The data contains group wise all India Index.</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6">
            <text:p>326</text:p>
          </table:table-cell>
          <table:table-cell table:style-name="ce1" office:value-type="string">
            <text:p>State Level Consumer Price Index (Rural/Urban) Upto April 2013</text:p>
          </table:table-cell>
          <table:table-cell table:style-name="ce1" office:value-type="string">
            <text:p>Ministry of Statistics and Programme Implementation</text:p>
          </table:table-cell>
          <table:table-cell table:style-name="ce1" office:value-type="string">
            <text:p>PricesEconomy</text:p>
          </table:table-cell>
          <table:table-cell table:style-name="ce1" office:value-type="string">
            <text:p>This is the New Series of Consumer Price Index for Rural &amp; Urban with base year 2010. Published by Central Statistical Office and released on 12th of every month.</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7">
            <text:p>327</text:p>
          </table:table-cell>
          <table:table-cell table:style-name="ce1" office:value-type="string">
            <text:p>Labour Force Participation Rate (per 1000) for persons of age 15-59 years according to usual status (taking both principal and subsidiary status together)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Labour Force Participation Rate (per 1000) for persons of age 15-59 years according to usual status (taking both principal and subsidiary status together) for each State/UT. Labour-force participation rate is defined as the proportion of persons/person-days in the labour-force to the total person/person-days. These ratios are given in per 1000 of person/person-days. This estimate of LFPR approach provide information on number of persons in labour-force according to the usual status (taking both principal and subsidiary status together) ie by considering usual principal and subsidiary economic activity togeth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8">
            <text:p>328</text:p>
          </table:table-cell>
          <table:table-cell table:style-name="ce1" office:value-type="string">
            <text:p>Worker Population Ratio (per 1000) for persons of age 15-59 years according to usual status (taking both principal and subsidiary status together)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worker population ratio (per 1000) for persons of age 15-59 years according to usual status (taking both principal and subsidiary status together) for each State/UT. Worker Population Ratio is defined as the number of person/person-days employed per 1000 person/person-days. The estimates of employed (or worker) according to the usual status (taking both principal and subsidiary status together) includes: (a) the persons who worked for a relatively long part of the 365 days preceding the date of survey (b) those persons from among the remaining population who had worked at least for 30 days during the reference period of 365 days preceding the date of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29">
            <text:p>329</text:p>
          </table:table-cell>
          <table:table-cell table:style-name="ce1" office:value-type="string">
            <text:p>Proportion Unemployed (per 1000) for persons of age 15-59 years according to usual status (taking both principal and subsidiary status together)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proportion unemployed (per 1000) for persons of age 15-59 years according to usual status (taking both principal and subsidiary status together) for each State/UT. Proportion Unemployed is defined as the number of person/person-days unemployed per 1000 persons/person-days in the relevant population group. The data represents usual status adjusted unemployment. Unemployment according to usual status (ps) approximates an indicator of chronically unemployed. Some of the persons categorized as unemployed according to the usual principal activity status might be working in a subsidiary capacity. Therefore another estimate of the unemployed excluding those employed in a subsidiary capacity during the reference period can be derived. The former is called the usually unemployed according to the principal status (ps) and the latter the usually unemployed excluding those employed in subsidiary status is termed as unemployed according to usual status (adjusted). The number of unemployed according to usual status (adjusted) would conceptually be lower than the form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0">
            <text:p>330</text:p>
          </table:table-cell>
          <table:table-cell table:style-name="ce1" office:value-type="string">
            <text:p>Proportion Unemployed (per 1000) for persons of age 15-59 years according to current weekly status approach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Proportion Unemployed (per 1000) for persons of age 15-59 years according to current weekly status approach for each State/UT. Proportion Unemployed is defined as the number of person/person-days unemployed per 1000 persons/person-days in the relevant population group. This estimate of unemployment are based on current weekly status approach and is referred as number of persons unemployed on an average in a week. This gives the average weekly picture of unemployment during the survey year. It includes both chronic unemployment and also seasonal employment of those categorized as usually employed caused by seasonal fluctuations in economic activit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1">
            <text:p>331</text:p>
          </table:table-cell>
          <table:table-cell table:style-name="ce1" office:value-type="string">
            <text:p>Labour Force Participation Rate (per 1000) for persons of age 15-59 years according to current weekly status approach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Labour Force Participation Rate (per 1000) for persons of age 15-59 years according to current weekly status approach for each State/UT. Labour-force participation rate is defined as the proportion of persons/person-days in the labour-force to the total person/person-days. These ratios are given in per 1000 of person/person-days. This estimate of LFPR approach provide information on number of persons in labour-force according to current weekly status ie number of persons either employed or unemployed on an average in a week of 7 days preceding the date of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2">
            <text:p>332</text:p>
          </table:table-cell>
          <table:table-cell table:style-name="ce1" office:value-type="string">
            <text:p>Growth in MPCE(URP) at current and constant prices since 1993-94</text:p>
          </table:table-cell>
          <table:table-cell table:style-name="ce1" office:value-type="string">
            <text:p>Ministry of Statistics and Programme Implementation</text:p>
          </table:table-cell>
          <table:table-cell table:style-name="ce1" office:value-type="string">
            <text:p>Statistics</text:p>
          </table:table-cell>
          <table:table-cell table:style-name="ce1" office:value-type="string">
            <text:p>The table refers to the growth in monthly per capita consumption expenditure (uniform reference period) for from four full-scale surveys of consumer expenditure including the 68th round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3">
            <text:p>333</text:p>
          </table:table-cell>
          <table:table-cell table:style-name="ce1" office:value-type="string">
            <text:p>Estimated number of workers in trading sector in different States/UTs</text:p>
          </table:table-cell>
          <table:table-cell table:style-name="ce1" office:value-type="string">
            <text:p>Ministry of Statistics and Programme Implementation</text:p>
          </table:table-cell>
          <table:table-cell table:style-name="ce1" office:value-type="string">
            <text:p>Unorganized Sector WorkersLabour &amp; Employment</text:p>
          </table:table-cell>
          <table:table-cell table:style-name="ce1" office:value-type="string">
            <text:p>The table presents estimated number of workers in unincorporated non-agricultural in trading sector for each states/UTs by sector and enterprise type. The percentage share indicated in column 11 has been calculated for all enterprises in the combined sector and the table has been ranked on the basis of decreasing percentage sha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4">
            <text:p>334</text:p>
          </table:table-cell>
          <table:table-cell table:style-name="ce1" office:value-type="string">
            <text:p>Estimated number of workers in other services sector in different States/UTs</text:p>
          </table:table-cell>
          <table:table-cell table:style-name="ce1" office:value-type="string">
            <text:p>Ministry of Statistics and Programme Implementation</text:p>
          </table:table-cell>
          <table:table-cell table:style-name="ce1" office:value-type="string">
            <text:p>Unorganized Sector WorkersLabour &amp; Employment</text:p>
          </table:table-cell>
          <table:table-cell table:style-name="ce1" office:value-type="string">
            <text:p>The table presents estimated number of workers in unincorporated non-agricultural in other services sector for each states/UTs by sector and enterprise type. The percentage share indicated in column 11 has been calculated for all enterprises in the combined sector and the table has been ranked on the basis of decreasing percentage share.</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5">
            <text:p>335</text:p>
          </table:table-cell>
          <table:table-cell table:style-name="ce1" office:value-type="string">
            <text:p>Estimated number of workers in manufacturing sector in different States/UTs</text:p>
          </table:table-cell>
          <table:table-cell table:style-name="ce1" office:value-type="string">
            <text:p>Ministry of Statistics and Programme Implementation</text:p>
          </table:table-cell>
          <table:table-cell table:style-name="ce1" office:value-type="string">
            <text:p>Unorganized Sector WorkersLabour &amp; Employment</text:p>
          </table:table-cell>
          <table:table-cell table:style-name="ce1" office:value-type="string">
            <text:p>The table presents estimated number of workers in unincorporated non-agricultural in manufacturing sector for each states/UTs by sector and enterprise type. The percentage share indicated in column 11 has been calculated for all enterprises in the combined sector and the table has been ranked on the basis of descending ord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6">
            <text:p>336</text:p>
          </table:table-cell>
          <table:table-cell table:style-name="ce1" office:value-type="string">
            <text:p>Estimated number of Workers in different States/UTs</text:p>
          </table:table-cell>
          <table:table-cell table:style-name="ce1" office:value-type="string">
            <text:p>Ministry of Statistics and Programme Implementation</text:p>
          </table:table-cell>
          <table:table-cell table:style-name="ce1" office:value-type="string">
            <text:p>Unorganized Sector WorkersLabour &amp; Employment</text:p>
          </table:table-cell>
          <table:table-cell table:style-name="ce1" office:value-type="string">
            <text:p>The table presents estimated number of workers in unincorporated non-agricultural in all sector for each states/UTs by sector and enterprise type. The percentage share indicated in column 11 has been calculated for all enterprises in the combined sector and the table has been ranked on the basis of descending ord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7">
            <text:p>337</text:p>
          </table:table-cell>
          <table:table-cell table:style-name="ce1" office:value-type="string">
            <text:p>Estimated number of trading enterprises in different States/UT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esents estimated number of unincorporated non-agricultural trading enterprises in different States and UTs. The percentage share indicated in column 11 has been calculated and sorted based on descending order for all trading enterprises in the combined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8">
            <text:p>338</text:p>
          </table:table-cell>
          <table:table-cell table:style-name="ce1" office:value-type="string">
            <text:p>Estimated number of other service enterprises in different States/UT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esents estimated number of unincorporated non-agricultural other service enterprises in different States and UTs. The percentage share indicated in column 11 has been calculated and sorted based on descending order for all other services enterprises in the combined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39">
            <text:p>339</text:p>
          </table:table-cell>
          <table:table-cell table:style-name="ce1" office:value-type="string">
            <text:p>Estimated number of manufacturing enterprises in different States/UT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esents estimated number of unincorporated non-agricultural manufacturing enterprises in different States and UTs. The percentage share indicated in column 11 has been calculated and sorted based on descending order for all manufacturing enterprises in the combined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0">
            <text:p>340</text:p>
          </table:table-cell>
          <table:table-cell table:style-name="ce1" office:value-type="string">
            <text:p>Estimated number of enterprises in different States/UT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presents estimated number of unincorporated non-agricultural enterprises in different States and UTs. The percentage share indicated in column 11 has been calculated for all enterprises in the combined sector and all other columns has been ranked accordingly on the basis of descending orde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1">
            <text:p>341</text:p>
          </table:table-cell>
          <table:table-cell table:style-name="ce1" office:value-type="string">
            <text:p>Distribution of persons of each sector of each State/UT over 12 classes of MPCE(URP) for Urban India</text:p>
          </table:table-cell>
          <table:table-cell table:style-name="ce1" office:value-type="string">
            <text:p>Ministry of Statistics and Programme Implementation</text:p>
          </table:table-cell>
          <table:table-cell table:style-name="ce1" office:value-type="string">
            <text:p>Statistics</text:p>
          </table:table-cell>
          <table:table-cell table:style-name="ce1" office:value-type="string">
            <text:p>The table refers to the distribution of person per 1000 number of persons within each Monthly Per Capita Expenditure bracket obtained by the NSS Consumer expenditure survey where household consumer expenditure on each item is recorded for a reference period of last 30 days preceeding the date of survey (also known as uniform reference period MPCE) in Urban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2">
            <text:p>342</text:p>
          </table:table-cell>
          <table:table-cell table:style-name="ce1" office:value-type="string">
            <text:p>Distribution of persons of each sector of each State/UT over 12 classes of Monthly Per Capita Expenditure (URP) for Rural India</text:p>
          </table:table-cell>
          <table:table-cell table:style-name="ce1" office:value-type="string">
            <text:p>Ministry of Statistics and Programme Implementation</text:p>
          </table:table-cell>
          <table:table-cell table:style-name="ce1" office:value-type="string">
            <text:p>Statistics</text:p>
          </table:table-cell>
          <table:table-cell table:style-name="ce1" office:value-type="string">
            <text:p>The table refers to the distribution of person per 1000 no. of persons within each Monthly Per Capita Expenditure bracket obtained by the NSS Consumer expenditure survey when household consumer expenditure on each item is recorded for a reference period of last 30 days preceeding the date of survey (also known as uniform reference period MPCE) in rural India.</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3">
            <text:p>343</text:p>
          </table:table-cell>
          <table:table-cell table:style-name="ce1" office:value-type="string">
            <text:p>Distribution (per 1000) of workers for urban person(male + fe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distribution (per 1000) of workers for urban person(male and female) according to usual status (taking both principal and subsidiary status together) by broad employment status for each State/U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4">
            <text:p>344</text:p>
          </table:table-cell>
          <table:table-cell table:style-name="ce1" office:value-type="string">
            <text:p>Distribution (per 1000) of workers for urban 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distribution (per 1000) of workers for urban male according to usual status (taking both principal and subsidiary status together) by broad employment status for each State/U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5">
            <text:p>345</text:p>
          </table:table-cell>
          <table:table-cell table:style-name="ce1" office:value-type="string">
            <text:p>Distribution (per 1000) of workers for urban fe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distribution (per 1000) of workers for urban female according to usual status (taking both principal and subsidiary status together) by broad employment status for each State/UT.</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6">
            <text:p>346</text:p>
          </table:table-cell>
          <table:table-cell table:style-name="ce1" office:value-type="string">
            <text:p>Distribution (per 1000) of workers for rural persons (male + fe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7">
            <text:p>347</text:p>
          </table:table-cell>
          <table:table-cell table:style-name="ce1" office:value-type="string">
            <text:p>Distribution (per 1000) of workers for rural 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8">
            <text:p>348</text:p>
          </table:table-cell>
          <table:table-cell table:style-name="ce1" office:value-type="string">
            <text:p>Distribution (per 1000) of workers for rural fe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49">
            <text:p>349</text:p>
          </table:table-cell>
          <table:table-cell table:style-name="ce1" office:value-type="string">
            <text:p>Distribution (per 1000) of workers for female (rural + urban)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0">
            <text:p>350</text:p>
          </table:table-cell>
          <table:table-cell table:style-name="ce1" office:value-type="string">
            <text:p>Distribution (per 1000) of workers for male (rural + urban)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1">
            <text:p>351</text:p>
          </table:table-cell>
          <table:table-cell table:style-name="ce1" office:value-type="string">
            <text:p>Distribution (per 1000) of workers for rural and urban person (male + female) according to usual status (taking both principal and subsidiary status together) by broad employment status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The table refers to the statewise distribution per thousand of workers according to the usual statu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2">
            <text:p>352</text:p>
          </table:table-cell>
          <table:table-cell table:style-name="ce1" office:value-type="string">
            <text:p>Average MPCE-MMRP and rural-urban differentials across State/UTs</text:p>
          </table:table-cell>
          <table:table-cell table:style-name="ce1" office:value-type="string">
            <text:p>Ministry of Statistics and Programme Implementation</text:p>
          </table:table-cell>
          <table:table-cell table:style-name="ce1" office:value-type="string">
            <text:p>Statistics</text:p>
          </table:table-cell>
          <table:table-cell table:style-name="ce1" office:value-type="string">
            <text:p>The table compares the average modified mixed reference period monthly per capita consumption expenditure for rural and urban along with the differential across the stat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3">
            <text:p>353</text:p>
          </table:table-cell>
          <table:table-cell table:style-name="ce1" office:value-type="string">
            <text:p>Annual Series For Principal Characterstics from Annual Survey of Industries</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The table refers to the time series principal characteristics for all industries at annual frequenc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4">
            <text:p>354</text:p>
          </table:table-cell>
          <table:table-cell table:style-name="ce1" office:value-type="string">
            <text:p>Worker Population Ratio (per 1000) for persons of age 15-59 years according to current weekly status approach for each State/UT</text:p>
          </table:table-cell>
          <table:table-cell table:style-name="ce1" office:value-type="string">
            <text:p>Ministry of Statistics and Programme Implementation</text:p>
          </table:table-cell>
          <table:table-cell table:style-name="ce1" office:value-type="string">
            <text:p>EmploymentLabour &amp; Employment</text:p>
          </table:table-cell>
          <table:table-cell table:style-name="ce1" office:value-type="string">
            <text:p>Worker Population Ratio is defined as the number of person/person-days employed per 1000 person/person-days. The workforce measured in terms of current weekly status (CWS) gives number of persons employed on an average in a week of 7 days during the survey period. The estimate of workforce according to CWS provides the number of persons worked for at least 1 hour on any day during the 7 days preceding the date of survey.</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5">
            <text:p>355</text:p>
          </table:table-cell>
          <table:table-cell table:style-name="ce1" office:value-type="string">
            <text:p>NIC 2 Digit Level Weights of all India Index of Industrial Production for the base year 2004-05</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NIC 2 Digit level and sectoral weights of all India Index of Industrial Production with Base: 2004-05 = 100</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6">
            <text:p>356</text:p>
          </table:table-cell>
          <table:table-cell table:style-name="ce1" office:value-type="string">
            <text:p>Use Based weights of all India Index of Industrial Production for the base year 2004-05</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Weights of all India Index of Industrial Production (Base 2004-05 = 100) according to Use Based Categories</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7">
            <text:p>357</text:p>
          </table:table-cell>
          <table:table-cell table:style-name="ce1" office:value-type="string">
            <text:p>Andhra Prades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8">
            <text:p>358</text:p>
          </table:table-cell>
          <table:table-cell table:style-name="ce1" office:value-type="string">
            <text:p>NIC 2 Digit and sectoral Annual Indices for all India Index of Industrial Production for the base year 2004-05</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NIC 2 Digit level and sectoral Annual Indices for all India Index of Industrial Production (Base: 2004-05 = 100) for 2005-06 to 2012-13 (20012-13 provisiona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59">
            <text:p>359</text:p>
          </table:table-cell>
          <table:table-cell table:style-name="ce1" office:value-type="string">
            <text:p>NIC 2 Digit Level and Sectoral Annual Growth Rates for all India Index of Industrial Production for the base year 2004-05</text:p>
          </table:table-cell>
          <table:table-cell table:style-name="ce1" office:value-type="string">
            <text:p>Ministry of Statistics and Programme Implementation</text:p>
          </table:table-cell>
          <table:table-cell table:style-name="ce1" office:value-type="string">
            <text:p>Industries</text:p>
          </table:table-cell>
          <table:table-cell table:style-name="ce1" office:value-type="string">
            <text:p>NIC 2 Digit Level and Sectoral Annual Growth Rates for all India Index of Industrial Production (Base: 2004-05 = 100) for the years 2005-06 to 2012-13. The figures for 2012-13 are provisional.</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0">
            <text:p>360</text:p>
          </table:table-cell>
          <table:table-cell table:style-name="ce1" office:value-type="string">
            <text:p>A &amp;amp; N Islands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1">
            <text:p>361</text:p>
          </table:table-cell>
          <table:table-cell table:style-name="ce1" office:value-type="string">
            <text:p>A &amp;amp; N Islands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2">
            <text:p>362</text:p>
          </table:table-cell>
          <table:table-cell table:style-name="ce1" office:value-type="string">
            <text:p>A &amp;amp; N Islands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3">
            <text:p>363</text:p>
          </table:table-cell>
          <table:table-cell table:style-name="ce1" office:value-type="string">
            <text:p>A &amp;amp; N Islands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4">
            <text:p>364</text:p>
          </table:table-cell>
          <table:table-cell table:style-name="ce1" office:value-type="string">
            <text:p>A &amp;amp; N Islands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5">
            <text:p>365</text:p>
          </table:table-cell>
          <table:table-cell table:style-name="ce1" office:value-type="string">
            <text:p>A &amp;amp; N Islands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6">
            <text:p>366</text:p>
          </table:table-cell>
          <table:table-cell table:style-name="ce1" office:value-type="string">
            <text:p>A &amp;amp; N Islands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7">
            <text:p>367</text:p>
          </table:table-cell>
          <table:table-cell table:style-name="ce1" office:value-type="string">
            <text:p>A &amp;amp; N Islands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8">
            <text:p>368</text:p>
          </table:table-cell>
          <table:table-cell table:style-name="ce1" office:value-type="string">
            <text:p>Andhra Pradesh Gross State Domestic Product at factor cost at Constant Prices for th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69">
            <text:p>369</text:p>
          </table:table-cell>
          <table:table-cell table:style-name="ce1" office:value-type="string">
            <text:p>Andhra Prades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0">
            <text:p>370</text:p>
          </table:table-cell>
          <table:table-cell table:style-name="ce1" office:value-type="string">
            <text:p>Andhra Prades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1">
            <text:p>371</text:p>
          </table:table-cell>
          <table:table-cell table:style-name="ce1" office:value-type="string">
            <text:p>Andhra Pradesh Gross State Domestic Product at factor cost at Current Prices for th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2">
            <text:p>372</text:p>
          </table:table-cell>
          <table:table-cell table:style-name="ce1" office:value-type="string">
            <text:p>Andhra Prades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3">
            <text:p>373</text:p>
          </table:table-cell>
          <table:table-cell table:style-name="ce1" office:value-type="string">
            <text:p>Andhra Prades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4">
            <text:p>374</text:p>
          </table:table-cell>
          <table:table-cell table:style-name="ce1" office:value-type="string">
            <text:p>Andhra Prades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5">
            <text:p>375</text:p>
          </table:table-cell>
          <table:table-cell table:style-name="ce1" office:value-type="string">
            <text:p>Andhra Prades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6">
            <text:p>376</text:p>
          </table:table-cell>
          <table:table-cell table:style-name="ce1" office:value-type="string">
            <text:p>Arunachal Prades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7">
            <text:p>377</text:p>
          </table:table-cell>
          <table:table-cell table:style-name="ce1" office:value-type="string">
            <text:p>Arunachal Prades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8">
            <text:p>378</text:p>
          </table:table-cell>
          <table:table-cell table:style-name="ce1" office:value-type="string">
            <text:p>Arunachal Prades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79">
            <text:p>379</text:p>
          </table:table-cell>
          <table:table-cell table:style-name="ce1" office:value-type="string">
            <text:p>Arunachal Pradesh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0">
            <text:p>380</text:p>
          </table:table-cell>
          <table:table-cell table:style-name="ce1" office:value-type="string">
            <text:p>Arunachal Prades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1">
            <text:p>381</text:p>
          </table:table-cell>
          <table:table-cell table:style-name="ce1" office:value-type="string">
            <text:p>Arunachal Prades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2">
            <text:p>382</text:p>
          </table:table-cell>
          <table:table-cell table:style-name="ce1" office:value-type="string">
            <text:p>Arunachal Prades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3">
            <text:p>383</text:p>
          </table:table-cell>
          <table:table-cell table:style-name="ce1" office:value-type="string">
            <text:p>Arunachal Prades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4">
            <text:p>384</text:p>
          </table:table-cell>
          <table:table-cell table:style-name="ce1" office:value-type="string">
            <text:p>Assam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5">
            <text:p>385</text:p>
          </table:table-cell>
          <table:table-cell table:style-name="ce1" office:value-type="string">
            <text:p>Assam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6">
            <text:p>386</text:p>
          </table:table-cell>
          <table:table-cell table:style-name="ce1" office:value-type="string">
            <text:p>Assam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7">
            <text:p>387</text:p>
          </table:table-cell>
          <table:table-cell table:style-name="ce1" office:value-type="string">
            <text:p>Assam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8">
            <text:p>388</text:p>
          </table:table-cell>
          <table:table-cell table:style-name="ce1" office:value-type="string">
            <text:p>Assam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89">
            <text:p>389</text:p>
          </table:table-cell>
          <table:table-cell table:style-name="ce1" office:value-type="string">
            <text:p>Assam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0">
            <text:p>390</text:p>
          </table:table-cell>
          <table:table-cell table:style-name="ce1" office:value-type="string">
            <text:p>Assam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1">
            <text:p>391</text:p>
          </table:table-cell>
          <table:table-cell table:style-name="ce1" office:value-type="string">
            <text:p>Assam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2">
            <text:p>392</text:p>
          </table:table-cell>
          <table:table-cell table:style-name="ce1" office:value-type="string">
            <text:p>Bihar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3">
            <text:p>393</text:p>
          </table:table-cell>
          <table:table-cell table:style-name="ce1" office:value-type="string">
            <text:p>Bihar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4">
            <text:p>394</text:p>
          </table:table-cell>
          <table:table-cell table:style-name="ce1" office:value-type="string">
            <text:p>Bihar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5">
            <text:p>395</text:p>
          </table:table-cell>
          <table:table-cell table:style-name="ce1" office:value-type="string">
            <text:p>Bihar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6">
            <text:p>396</text:p>
          </table:table-cell>
          <table:table-cell table:style-name="ce1" office:value-type="string">
            <text:p>Bihar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7">
            <text:p>397</text:p>
          </table:table-cell>
          <table:table-cell table:style-name="ce1" office:value-type="string">
            <text:p>Bihar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8">
            <text:p>398</text:p>
          </table:table-cell>
          <table:table-cell table:style-name="ce1" office:value-type="string">
            <text:p>Bihar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399">
            <text:p>399</text:p>
          </table:table-cell>
          <table:table-cell table:style-name="ce1" office:value-type="string">
            <text:p>Bihar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0">
            <text:p>400</text:p>
          </table:table-cell>
          <table:table-cell table:style-name="ce1" office:value-type="string">
            <text:p>Chandigar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1">
            <text:p>401</text:p>
          </table:table-cell>
          <table:table-cell table:style-name="ce1" office:value-type="string">
            <text:p>Chandigar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2">
            <text:p>402</text:p>
          </table:table-cell>
          <table:table-cell table:style-name="ce1" office:value-type="string">
            <text:p>Chandigar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3">
            <text:p>403</text:p>
          </table:table-cell>
          <table:table-cell table:style-name="ce1" office:value-type="string">
            <text:p>Chandigarh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4">
            <text:p>404</text:p>
          </table:table-cell>
          <table:table-cell table:style-name="ce1" office:value-type="string">
            <text:p>Chandigar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5">
            <text:p>405</text:p>
          </table:table-cell>
          <table:table-cell table:style-name="ce1" office:value-type="string">
            <text:p>Chandigar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6">
            <text:p>406</text:p>
          </table:table-cell>
          <table:table-cell table:style-name="ce1" office:value-type="string">
            <text:p>Chandigar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7">
            <text:p>407</text:p>
          </table:table-cell>
          <table:table-cell table:style-name="ce1" office:value-type="string">
            <text:p>Chandigar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8">
            <text:p>408</text:p>
          </table:table-cell>
          <table:table-cell table:style-name="ce1" office:value-type="string">
            <text:p>Chhattisgar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09">
            <text:p>409</text:p>
          </table:table-cell>
          <table:table-cell table:style-name="ce1" office:value-type="string">
            <text:p>Chhattisgar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0">
            <text:p>410</text:p>
          </table:table-cell>
          <table:table-cell table:style-name="ce1" office:value-type="string">
            <text:p>Chhattisgar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1">
            <text:p>411</text:p>
          </table:table-cell>
          <table:table-cell table:style-name="ce1" office:value-type="string">
            <text:p>Chhattisgarh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2">
            <text:p>412</text:p>
          </table:table-cell>
          <table:table-cell table:style-name="ce1" office:value-type="string">
            <text:p>Chhattisgar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3">
            <text:p>413</text:p>
          </table:table-cell>
          <table:table-cell table:style-name="ce1" office:value-type="string">
            <text:p>Chhattisgar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4">
            <text:p>414</text:p>
          </table:table-cell>
          <table:table-cell table:style-name="ce1" office:value-type="string">
            <text:p>Chhattisgar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5">
            <text:p>415</text:p>
          </table:table-cell>
          <table:table-cell table:style-name="ce1" office:value-type="string">
            <text:p>Chhattisgar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6">
            <text:p>416</text:p>
          </table:table-cell>
          <table:table-cell table:style-name="ce1" office:value-type="string">
            <text:p>Delhi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7">
            <text:p>417</text:p>
          </table:table-cell>
          <table:table-cell table:style-name="ce1" office:value-type="string">
            <text:p>Delhi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8">
            <text:p>418</text:p>
          </table:table-cell>
          <table:table-cell table:style-name="ce1" office:value-type="string">
            <text:p>Delhi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19">
            <text:p>419</text:p>
          </table:table-cell>
          <table:table-cell table:style-name="ce1" office:value-type="string">
            <text:p>Delhi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0">
            <text:p>420</text:p>
          </table:table-cell>
          <table:table-cell table:style-name="ce1" office:value-type="string">
            <text:p>Delhi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1">
            <text:p>421</text:p>
          </table:table-cell>
          <table:table-cell table:style-name="ce1" office:value-type="string">
            <text:p>Delhi Net State Domestic Product at factor cost at Constant Prices for th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2">
            <text:p>422</text:p>
          </table:table-cell>
          <table:table-cell table:style-name="ce1" office:value-type="string">
            <text:p>Delhi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3">
            <text:p>423</text:p>
          </table:table-cell>
          <table:table-cell table:style-name="ce1" office:value-type="string">
            <text:p>Delhi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4">
            <text:p>424</text:p>
          </table:table-cell>
          <table:table-cell table:style-name="ce1" office:value-type="string">
            <text:p>Goa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5">
            <text:p>425</text:p>
          </table:table-cell>
          <table:table-cell table:style-name="ce1" office:value-type="string">
            <text:p>Goa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6">
            <text:p>426</text:p>
          </table:table-cell>
          <table:table-cell table:style-name="ce1" office:value-type="string">
            <text:p>Goa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7">
            <text:p>427</text:p>
          </table:table-cell>
          <table:table-cell table:style-name="ce1" office:value-type="string">
            <text:p>Goa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8">
            <text:p>428</text:p>
          </table:table-cell>
          <table:table-cell table:style-name="ce1" office:value-type="string">
            <text:p>Goa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29">
            <text:p>429</text:p>
          </table:table-cell>
          <table:table-cell table:style-name="ce1" office:value-type="string">
            <text:p>Goa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0">
            <text:p>430</text:p>
          </table:table-cell>
          <table:table-cell table:style-name="ce1" office:value-type="string">
            <text:p>Goa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1">
            <text:p>431</text:p>
          </table:table-cell>
          <table:table-cell table:style-name="ce1" office:value-type="string">
            <text:p>Goa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2">
            <text:p>432</text:p>
          </table:table-cell>
          <table:table-cell table:style-name="ce1" office:value-type="string">
            <text:p>Gujarat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3">
            <text:p>433</text:p>
          </table:table-cell>
          <table:table-cell table:style-name="ce1" office:value-type="string">
            <text:p>Gujarat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4">
            <text:p>434</text:p>
          </table:table-cell>
          <table:table-cell table:style-name="ce1" office:value-type="string">
            <text:p>Gujarat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5">
            <text:p>435</text:p>
          </table:table-cell>
          <table:table-cell table:style-name="ce1" office:value-type="string">
            <text:p>Gujarat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6">
            <text:p>436</text:p>
          </table:table-cell>
          <table:table-cell table:style-name="ce1" office:value-type="string">
            <text:p>Gujarat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7">
            <text:p>437</text:p>
          </table:table-cell>
          <table:table-cell table:style-name="ce1" office:value-type="string">
            <text:p>Gujarat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8">
            <text:p>438</text:p>
          </table:table-cell>
          <table:table-cell table:style-name="ce1" office:value-type="string">
            <text:p>Gujarat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39">
            <text:p>439</text:p>
          </table:table-cell>
          <table:table-cell table:style-name="ce1" office:value-type="string">
            <text:p>Gujarat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0">
            <text:p>440</text:p>
          </table:table-cell>
          <table:table-cell table:style-name="ce1" office:value-type="string">
            <text:p>Haryana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1">
            <text:p>441</text:p>
          </table:table-cell>
          <table:table-cell table:style-name="ce1" office:value-type="string">
            <text:p>Haryana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2">
            <text:p>442</text:p>
          </table:table-cell>
          <table:table-cell table:style-name="ce1" office:value-type="string">
            <text:p>Haryana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3">
            <text:p>443</text:p>
          </table:table-cell>
          <table:table-cell table:style-name="ce1" office:value-type="string">
            <text:p>Haryana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4">
            <text:p>444</text:p>
          </table:table-cell>
          <table:table-cell table:style-name="ce1" office:value-type="string">
            <text:p>Haryana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5">
            <text:p>445</text:p>
          </table:table-cell>
          <table:table-cell table:style-name="ce1" office:value-type="string">
            <text:p>Haryana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6">
            <text:p>446</text:p>
          </table:table-cell>
          <table:table-cell table:style-name="ce1" office:value-type="string">
            <text:p>Haryana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7">
            <text:p>447</text:p>
          </table:table-cell>
          <table:table-cell table:style-name="ce1" office:value-type="string">
            <text:p>Haryana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8">
            <text:p>448</text:p>
          </table:table-cell>
          <table:table-cell table:style-name="ce1" office:value-type="string">
            <text:p>Himachal Prades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49">
            <text:p>449</text:p>
          </table:table-cell>
          <table:table-cell table:style-name="ce1" office:value-type="string">
            <text:p>Himachal Prades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0">
            <text:p>450</text:p>
          </table:table-cell>
          <table:table-cell table:style-name="ce1" office:value-type="string">
            <text:p>Himachal Prades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1">
            <text:p>451</text:p>
          </table:table-cell>
          <table:table-cell table:style-name="ce1" office:value-type="string">
            <text:p>Himachal Pradesh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2">
            <text:p>452</text:p>
          </table:table-cell>
          <table:table-cell table:style-name="ce1" office:value-type="string">
            <text:p>Himachal Prades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3">
            <text:p>453</text:p>
          </table:table-cell>
          <table:table-cell table:style-name="ce1" office:value-type="string">
            <text:p>Himachal Prades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4">
            <text:p>454</text:p>
          </table:table-cell>
          <table:table-cell table:style-name="ce1" office:value-type="string">
            <text:p>Himachal Prades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5">
            <text:p>455</text:p>
          </table:table-cell>
          <table:table-cell table:style-name="ce1" office:value-type="string">
            <text:p>Himachal Prades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6">
            <text:p>456</text:p>
          </table:table-cell>
          <table:table-cell table:style-name="ce1" office:value-type="string">
            <text:p>Jammu &amp;amp; Kashmir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7">
            <text:p>457</text:p>
          </table:table-cell>
          <table:table-cell table:style-name="ce1" office:value-type="string">
            <text:p>Jammu &amp;amp; Kashmir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8">
            <text:p>458</text:p>
          </table:table-cell>
          <table:table-cell table:style-name="ce1" office:value-type="string">
            <text:p>Jammu &amp;amp; Kashmir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59">
            <text:p>459</text:p>
          </table:table-cell>
          <table:table-cell table:style-name="ce1" office:value-type="string">
            <text:p>Jammu &amp;amp; Kashmir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0">
            <text:p>460</text:p>
          </table:table-cell>
          <table:table-cell table:style-name="ce1" office:value-type="string">
            <text:p>Jammu &amp;amp; Kashmir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1">
            <text:p>461</text:p>
          </table:table-cell>
          <table:table-cell table:style-name="ce1" office:value-type="string">
            <text:p>Jammu &amp;amp; Kashmir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2">
            <text:p>462</text:p>
          </table:table-cell>
          <table:table-cell table:style-name="ce1" office:value-type="string">
            <text:p>Jammu &amp;amp; Kashmir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3">
            <text:p>463</text:p>
          </table:table-cell>
          <table:table-cell table:style-name="ce1" office:value-type="string">
            <text:p>Jammu &amp;amp; Kashmir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4">
            <text:p>464</text:p>
          </table:table-cell>
          <table:table-cell table:style-name="ce1" office:value-type="string">
            <text:p>Jharkhand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5">
            <text:p>465</text:p>
          </table:table-cell>
          <table:table-cell table:style-name="ce1" office:value-type="string">
            <text:p>Jharkhand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6">
            <text:p>466</text:p>
          </table:table-cell>
          <table:table-cell table:style-name="ce1" office:value-type="string">
            <text:p>Jharkhand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7">
            <text:p>467</text:p>
          </table:table-cell>
          <table:table-cell table:style-name="ce1" office:value-type="string">
            <text:p>Jharkhand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8">
            <text:p>468</text:p>
          </table:table-cell>
          <table:table-cell table:style-name="ce1" office:value-type="string">
            <text:p>Jharkhand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69">
            <text:p>469</text:p>
          </table:table-cell>
          <table:table-cell table:style-name="ce1" office:value-type="string">
            <text:p>Jharkhand Net State Domestic Product at factor cost at Constant Prices for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0">
            <text:p>470</text:p>
          </table:table-cell>
          <table:table-cell table:style-name="ce1" office:value-type="string">
            <text:p>Jharkhand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1">
            <text:p>471</text:p>
          </table:table-cell>
          <table:table-cell table:style-name="ce1" office:value-type="string">
            <text:p>Jharkhand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2">
            <text:p>472</text:p>
          </table:table-cell>
          <table:table-cell table:style-name="ce1" office:value-type="string">
            <text:p>Karnataka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3">
            <text:p>473</text:p>
          </table:table-cell>
          <table:table-cell table:style-name="ce1" office:value-type="string">
            <text:p>Karnataka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4">
            <text:p>474</text:p>
          </table:table-cell>
          <table:table-cell table:style-name="ce1" office:value-type="string">
            <text:p>Karnataka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5">
            <text:p>475</text:p>
          </table:table-cell>
          <table:table-cell table:style-name="ce1" office:value-type="string">
            <text:p>Karnataka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6">
            <text:p>476</text:p>
          </table:table-cell>
          <table:table-cell table:style-name="ce1" office:value-type="string">
            <text:p>Karnataka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7">
            <text:p>477</text:p>
          </table:table-cell>
          <table:table-cell table:style-name="ce1" office:value-type="string">
            <text:p>Karnataka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8">
            <text:p>478</text:p>
          </table:table-cell>
          <table:table-cell table:style-name="ce1" office:value-type="string">
            <text:p>Karnataka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79">
            <text:p>479</text:p>
          </table:table-cell>
          <table:table-cell table:style-name="ce1" office:value-type="string">
            <text:p>Karnataka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0">
            <text:p>480</text:p>
          </table:table-cell>
          <table:table-cell table:style-name="ce1" office:value-type="string">
            <text:p>Kerala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1">
            <text:p>481</text:p>
          </table:table-cell>
          <table:table-cell table:style-name="ce1" office:value-type="string">
            <text:p>Kerala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2">
            <text:p>482</text:p>
          </table:table-cell>
          <table:table-cell table:style-name="ce1" office:value-type="string">
            <text:p>Kerala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3">
            <text:p>483</text:p>
          </table:table-cell>
          <table:table-cell table:style-name="ce1" office:value-type="string">
            <text:p>Kerala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4">
            <text:p>484</text:p>
          </table:table-cell>
          <table:table-cell table:style-name="ce1" office:value-type="string">
            <text:p>Kerala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5">
            <text:p>485</text:p>
          </table:table-cell>
          <table:table-cell table:style-name="ce1" office:value-type="string">
            <text:p>Kerala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6">
            <text:p>486</text:p>
          </table:table-cell>
          <table:table-cell table:style-name="ce1" office:value-type="string">
            <text:p>Kerala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7">
            <text:p>487</text:p>
          </table:table-cell>
          <table:table-cell table:style-name="ce1" office:value-type="string">
            <text:p>Kerala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8">
            <text:p>488</text:p>
          </table:table-cell>
          <table:table-cell table:style-name="ce1" office:value-type="string">
            <text:p>Madhya Pradesh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89">
            <text:p>489</text:p>
          </table:table-cell>
          <table:table-cell table:style-name="ce1" office:value-type="string">
            <text:p>Madhya Pradesh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0">
            <text:p>490</text:p>
          </table:table-cell>
          <table:table-cell table:style-name="ce1" office:value-type="string">
            <text:p>Madhya Pradesh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1">
            <text:p>491</text:p>
          </table:table-cell>
          <table:table-cell table:style-name="ce1" office:value-type="string">
            <text:p>Madhya Pradesh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2">
            <text:p>492</text:p>
          </table:table-cell>
          <table:table-cell table:style-name="ce1" office:value-type="string">
            <text:p>Madhya Pradesh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3">
            <text:p>493</text:p>
          </table:table-cell>
          <table:table-cell table:style-name="ce1" office:value-type="string">
            <text:p>Madhya Pradesh Net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4">
            <text:p>494</text:p>
          </table:table-cell>
          <table:table-cell table:style-name="ce1" office:value-type="string">
            <text:p>Madhya Pradesh Net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5">
            <text:p>495</text:p>
          </table:table-cell>
          <table:table-cell table:style-name="ce1" office:value-type="string">
            <text:p>Madhya Pradesh Net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urrent prices for the base year 1993-94.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6">
            <text:p>496</text:p>
          </table:table-cell>
          <table:table-cell table:style-name="ce1" office:value-type="string">
            <text:p>Maharashtra Gross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7">
            <text:p>497</text:p>
          </table:table-cell>
          <table:table-cell table:style-name="ce1" office:value-type="string">
            <text:p>Maharashtra Gross State Domestic Product at factor cost at Consta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onsta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8">
            <text:p>498</text:p>
          </table:table-cell>
          <table:table-cell table:style-name="ce1" office:value-type="string">
            <text:p>Maharashtra Gross State Domestic Product at factor cost at Curre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2004-05.</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499">
            <text:p>499</text:p>
          </table:table-cell>
          <table:table-cell table:style-name="ce1" office:value-type="string">
            <text:p>Maharashtra Gross State Domestic Product at factor cost at Current Prices for the base year 1993-94</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gross domestic product at current prices for the base year 1993-94.</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table-cell table:style-name="ce1" office:value-type="float" office:value="500">
            <text:p>500</text:p>
          </table:table-cell>
          <table:table-cell table:style-name="ce1" office:value-type="string">
            <text:p>Maharashtra Net State Domestic Product at factor cost at Constant Prices for the base year 2004-05</text:p>
          </table:table-cell>
          <table:table-cell table:style-name="ce1" office:value-type="string">
            <text:p>Ministry of Statistics and Programme Implementation</text:p>
          </table:table-cell>
          <table:table-cell table:style-name="ce1" office:value-type="string">
            <text:p>Economy</text:p>
          </table:table-cell>
          <table:table-cell table:style-name="ce1" office:value-type="string">
            <text:p>The table refers to the state's net domestic product at constant prices for the base year 2004-05. The estimate of net state domestic product is arrived at by deducting the consumption of fixed capital from the gross state domestic product for each sector.</text:p>
          </table:table-cell>
          <table:table-cell office:value-type="string">
            <text:p><text:a xlink:href="http://www.data.gov.in/" xlink:type="simple">www.data.gov.in</text:a></text:p>
          </table:table-cell>
          <table:table-cell table:number-columns-repeated="2" office:value-type="date" office:date-value="2013-09-28T01:00:00">
            <text:p>09/28/2013 01:00:00</text:p>
          </table:table-cell>
        </table:table-row>
        <table:table-row table:style-name="ro1" table:number-rows-repeated="1048075">
          <table:table-cell table:number-columns-repeated="8"/>
        </table:table-row>
        <table:table-row table:style-name="ro1">
          <table:table-cell table:number-columns-repeated="8"/>
        </table:table-row>
      </table:table>
      <table:named-expressions>
        <table:named-range table:name="HTML_1" table:base-cell-address="$Sheet1.$A$1" table:cell-range-address=".$A$1:.$E$504"/>
        <table:named-range table:name="HTML_all" table:base-cell-address="$Sheet1.$A$1" table:cell-range-address=".$A$1:.$E$504"/>
        <table:named-range table:name="HTML_tables" table:base-cell-address="$Sheet1.$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7T20:58:34</dc:date>
    <dc:creator>abr </dc:creator>
    <meta:generator>LibreOffice/3.5$Linux_x86 LibreOffice_project/350m1$Build-2</meta:generator>
    <meta:editing-duration>PT54S</meta:editing-duration>
    <meta:editing-cycles>3</meta:editing-cycles>
    <meta:document-statistic meta:table-count="1" meta:cell-count="4000" meta:object-count="0"/>
  </office:meta>
</office:document-meta>
</file>